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5.85pt"/>
    </style:style>
    <style:style style:name="co3" style:family="table-column">
      <style:table-column-properties fo:break-before="auto" style:column-width="233.3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1021" table:default-cell-style-name="ce2"/>
        <table:table-row table:style-name="ro1">
          <table:table-cell office:value-type="string" calcext:value-type="string">
            <text:p>AALI</text:p>
          </table:table-cell>
          <table:table-cell table:formula="of:=CONCATENATE([.A1];&quot;.JK&quot;)" office:value-type="string" office:string-value="AALI.JK" calcext:value-type="string">
            <text:p>AALI.JK</text:p>
          </table:table-cell>
          <table:table-cell office:value-type="string" calcext:value-type="string">
            <text:p><text:s/>Astra Agro Lestari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BA</text:p>
          </table:table-cell>
          <table:table-cell table:formula="of:=CONCATENATE([.A2];&quot;.JK&quot;)" office:value-type="string" office:string-value="ABBA.JK" calcext:value-type="string">
            <text:p>ABBA.JK</text:p>
          </table:table-cell>
          <table:table-cell office:value-type="string" calcext:value-type="string">
            <text:p><text:s/>Mahaka Medi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ES</text:p>
          </table:table-cell>
          <table:table-cell table:formula="of:=CONCATENATE([.A3];&quot;.JK&quot;)" office:value-type="string" office:string-value="ACES.JK" calcext:value-type="string">
            <text:p>ACES.JK</text:p>
          </table:table-cell>
          <table:table-cell office:value-type="string" calcext:value-type="string">
            <text:p><text:s/>Ace Hardware Indonesi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ST</text:p>
          </table:table-cell>
          <table:table-cell table:formula="of:=CONCATENATE([.A4];&quot;.JK&quot;)" office:value-type="string" office:string-value="ACST.JK" calcext:value-type="string">
            <text:p>ACST.JK</text:p>
          </table:table-cell>
          <table:table-cell office:value-type="string" calcext:value-type="string">
            <text:p><text:s/>Acset Tndonus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ES</text:p>
          </table:table-cell>
          <table:table-cell table:formula="of:=CONCATENATE([.A5];&quot;.JK&quot;)" office:value-type="string" office:string-value="ADES.JK" calcext:value-type="string">
            <text:p>ADES.JK</text:p>
          </table:table-cell>
          <table:table-cell office:value-type="string" calcext:value-type="string">
            <text:p><text:s/>Akasha Wira International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HI</text:p>
          </table:table-cell>
          <table:table-cell table:formula="of:=CONCATENATE([.A6];&quot;.JK&quot;)" office:value-type="string" office:string-value="ADHI.JK" calcext:value-type="string">
            <text:p>ADHI.JK</text:p>
          </table:table-cell>
          <table:table-cell office:value-type="string" calcext:value-type="string">
            <text:p><text:s/>Adhi Karya (Persero)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MG</text:p>
          </table:table-cell>
          <table:table-cell table:formula="of:=CONCATENATE([.A7];&quot;.JK&quot;)" office:value-type="string" office:string-value="ADMG.JK" calcext:value-type="string">
            <text:p>ADMG.JK</text:p>
          </table:table-cell>
          <table:table-cell office:value-type="string" calcext:value-type="string">
            <text:p><text:s/>Polychem Indonesi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RO</text:p>
          </table:table-cell>
          <table:table-cell table:formula="of:=CONCATENATE([.A8];&quot;.JK&quot;)" office:value-type="string" office:string-value="ADRO.JK" calcext:value-type="string">
            <text:p>ADRO.JK</text:p>
          </table:table-cell>
          <table:table-cell office:value-type="string" calcext:value-type="string">
            <text:p><text:s/>Adaro Energy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GII</text:p>
          </table:table-cell>
          <table:table-cell table:formula="of:=CONCATENATE([.A9];&quot;.JK&quot;)" office:value-type="string" office:string-value="AGII.JK" calcext:value-type="string">
            <text:p>AGII.JK</text:p>
          </table:table-cell>
          <table:table-cell office:value-type="string" calcext:value-type="string">
            <text:p><text:s/>Aneka Gas Industri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KKU</text:p>
          </table:table-cell>
          <table:table-cell table:formula="of:=CONCATENATE([.A10];&quot;.JK&quot;)" office:value-type="string" office:string-value="AKKU.JK" calcext:value-type="string">
            <text:p>AKKU.JK</text:p>
          </table:table-cell>
          <table:table-cell office:value-type="string" calcext:value-type="string">
            <text:p><text:s/>Anugerah Kagum Karya Utam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KPI</text:p>
          </table:table-cell>
          <table:table-cell table:formula="of:=CONCATENATE([.A11];&quot;.JK&quot;)" office:value-type="string" office:string-value="AKPI.JK" calcext:value-type="string">
            <text:p>AKPI.JK</text:p>
          </table:table-cell>
          <table:table-cell office:value-type="string" calcext:value-type="string">
            <text:p><text:s/>Argha Karya Prima Industry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KRA</text:p>
          </table:table-cell>
          <table:table-cell table:formula="of:=CONCATENATE([.A12];&quot;.JK&quot;)" office:value-type="string" office:string-value="AKRA.JK" calcext:value-type="string">
            <text:p>AKRA.JK</text:p>
          </table:table-cell>
          <table:table-cell office:value-type="string" calcext:value-type="string">
            <text:p><text:s/>AKR Corporindo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KSI</text:p>
          </table:table-cell>
          <table:table-cell table:formula="of:=CONCATENATE([.A13];&quot;.JK&quot;)" office:value-type="string" office:string-value="AKSI.JK" calcext:value-type="string">
            <text:p>AKSI.JK</text:p>
          </table:table-cell>
          <table:table-cell office:value-type="string" calcext:value-type="string">
            <text:p><text:s/>Majapahit Inti Corpor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DO</text:p>
          </table:table-cell>
          <table:table-cell table:formula="of:=CONCATENATE([.A14];&quot;.JK&quot;)" office:value-type="string" office:string-value="ALDO.JK" calcext:value-type="string">
            <text:p>ALDO.JK</text:p>
          </table:table-cell>
          <table:table-cell office:value-type="string" calcext:value-type="string">
            <text:p><text:s/>Alkindo Naratam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KA</text:p>
          </table:table-cell>
          <table:table-cell table:formula="of:=CONCATENATE([.A15];&quot;.JK&quot;)" office:value-type="string" office:string-value="ALKA.JK" calcext:value-type="string">
            <text:p>ALKA.JK</text:p>
          </table:table-cell>
          <table:table-cell office:value-type="string" calcext:value-type="string">
            <text:p><text:s/>Alakasa Industrindo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FG</text:p>
          </table:table-cell>
          <table:table-cell table:formula="of:=CONCATENATE([.A16];&quot;.JK&quot;)" office:value-type="string" office:string-value="AMFG.JK" calcext:value-type="string">
            <text:p>AMFG.JK</text:p>
          </table:table-cell>
          <table:table-cell office:value-type="string" calcext:value-type="string">
            <text:p><text:s/>Asahimas Flat Glass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IN</text:p>
          </table:table-cell>
          <table:table-cell table:formula="of:=CONCATENATE([.A17];&quot;.JK&quot;)" office:value-type="string" office:string-value="AMIN.JK" calcext:value-type="string">
            <text:p>AMIN.JK</text:p>
          </table:table-cell>
          <table:table-cell office:value-type="string" calcext:value-type="string">
            <text:p><text:s/>Ateliers Mecaniques D Indonesi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JT</text:p>
          </table:table-cell>
          <table:table-cell table:formula="of:=CONCATENATE([.A18];&quot;.JK&quot;)" office:value-type="string" office:string-value="ANJT.JK" calcext:value-type="string">
            <text:p>ANJT.JK</text:p>
          </table:table-cell>
          <table:table-cell office:value-type="string" calcext:value-type="string">
            <text:p><text:s/>Austindo Nusantara Jay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TM</text:p>
          </table:table-cell>
          <table:table-cell table:formula="of:=CONCATENATE([.A19];&quot;.JK&quot;)" office:value-type="string" office:string-value="ANTM.JK" calcext:value-type="string">
            <text:p>ANTM.JK</text:p>
          </table:table-cell>
          <table:table-cell office:value-type="string" calcext:value-type="string">
            <text:p><text:s/>Aneka Tambang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II</text:p>
          </table:table-cell>
          <table:table-cell table:formula="of:=CONCATENATE([.A20];&quot;.JK&quot;)" office:value-type="string" office:string-value="APII.JK" calcext:value-type="string">
            <text:p>APII.JK</text:p>
          </table:table-cell>
          <table:table-cell office:value-type="string" calcext:value-type="string">
            <text:p><text:s/>Arita Prima Indonesi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LI</text:p>
          </table:table-cell>
          <table:table-cell table:formula="of:=CONCATENATE([.A21];&quot;.JK&quot;)" office:value-type="string" office:string-value="APLI.JK" calcext:value-type="string">
            <text:p>APLI.JK</text:p>
          </table:table-cell>
          <table:table-cell office:value-type="string" calcext:value-type="string">
            <text:p><text:s/>Asiaplast Industries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LN</text:p>
          </table:table-cell>
          <table:table-cell table:formula="of:=CONCATENATE([.A22];&quot;.JK&quot;)" office:value-type="string" office:string-value="APLN.JK" calcext:value-type="string">
            <text:p>APLN.JK</text:p>
          </table:table-cell>
          <table:table-cell office:value-type="string" calcext:value-type="string">
            <text:p><text:s/>Agung Podomoro Land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II</text:p>
          </table:table-cell>
          <table:table-cell table:formula="of:=CONCATENATE([.A23];&quot;.JK&quot;)" office:value-type="string" office:string-value="ARII.JK" calcext:value-type="string">
            <text:p>ARII.JK</text:p>
          </table:table-cell>
          <table:table-cell office:value-type="string" calcext:value-type="string">
            <text:p><text:s/>Atlas Resources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MY</text:p>
          </table:table-cell>
          <table:table-cell table:formula="of:=CONCATENATE([.A24];&quot;.JK&quot;)" office:value-type="string" office:string-value="ARMY.JK" calcext:value-type="string">
            <text:p>ARMY.JK</text:p>
          </table:table-cell>
          <table:table-cell office:value-type="string" calcext:value-type="string">
            <text:p><text:s/>Armidian Karyatatn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NA</text:p>
          </table:table-cell>
          <table:table-cell table:formula="of:=CONCATENATE([.A25];&quot;.JK&quot;)" office:value-type="string" office:string-value="ARNA.JK" calcext:value-type="string">
            <text:p>ARNA.JK</text:p>
          </table:table-cell>
          <table:table-cell office:value-type="string" calcext:value-type="string">
            <text:p><text:s/>Arwana Citramuli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TA</text:p>
          </table:table-cell>
          <table:table-cell table:formula="of:=CONCATENATE([.A26];&quot;.JK&quot;)" office:value-type="string" office:string-value="ARTA.JK" calcext:value-type="string">
            <text:p>ARTA.JK</text:p>
          </table:table-cell>
          <table:table-cell office:value-type="string" calcext:value-type="string">
            <text:p><text:s/>Arthavest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TI</text:p>
          </table:table-cell>
          <table:table-cell table:formula="of:=CONCATENATE([.A27];&quot;.JK&quot;)" office:value-type="string" office:string-value="ARTI.JK" calcext:value-type="string">
            <text:p>ARTI.JK</text:p>
          </table:table-cell>
          <table:table-cell office:value-type="string" calcext:value-type="string">
            <text:p><text:s/>Ratu Prabu Energi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SGR</text:p>
          </table:table-cell>
          <table:table-cell table:formula="of:=CONCATENATE([.A28];&quot;.JK&quot;)" office:value-type="string" office:string-value="ASGR.JK" calcext:value-type="string">
            <text:p>ASGR.JK</text:p>
          </table:table-cell>
          <table:table-cell office:value-type="string" calcext:value-type="string">
            <text:p><text:s/>Astra Graphi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SII</text:p>
          </table:table-cell>
          <table:table-cell table:formula="of:=CONCATENATE([.A29];&quot;.JK&quot;)" office:value-type="string" office:string-value="ASII.JK" calcext:value-type="string">
            <text:p>ASII.JK</text:p>
          </table:table-cell>
          <table:table-cell office:value-type="string" calcext:value-type="string">
            <text:p><text:s/>Astra International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SRI</text:p>
          </table:table-cell>
          <table:table-cell table:formula="of:=CONCATENATE([.A30];&quot;.JK&quot;)" office:value-type="string" office:string-value="ASRI.JK" calcext:value-type="string">
            <text:p>ASRI.JK</text:p>
          </table:table-cell>
          <table:table-cell office:value-type="string" calcext:value-type="string">
            <text:p><text:s/>Alam Sutera Realty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PK</text:p>
          </table:table-cell>
          <table:table-cell table:formula="of:=CONCATENATE([.A31];&quot;.JK&quot;)" office:value-type="string" office:string-value="ATPK.JK" calcext:value-type="string">
            <text:p>ATPK.JK</text:p>
          </table:table-cell>
          <table:table-cell office:value-type="string" calcext:value-type="string">
            <text:p><text:s/>Bara Jaya Internasional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TO</text:p>
          </table:table-cell>
          <table:table-cell table:formula="of:=CONCATENATE([.A32];&quot;.JK&quot;)" office:value-type="string" office:string-value="AUTO.JK" calcext:value-type="string">
            <text:p>AUTO.JK</text:p>
          </table:table-cell>
          <table:table-cell office:value-type="string" calcext:value-type="string">
            <text:p><text:s/>Astra Otoparts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LI</text:p>
          </table:table-cell>
          <table:table-cell table:formula="of:=CONCATENATE([.A33];&quot;.JK&quot;)" office:value-type="string" office:string-value="BALI.JK" calcext:value-type="string">
            <text:p>BALI.JK</text:p>
          </table:table-cell>
          <table:table-cell office:value-type="string" calcext:value-type="string">
            <text:p><text:s/>Bali Tovverindo Sentr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PA</text:p>
          </table:table-cell>
          <table:table-cell table:formula="of:=CONCATENATE([.A34];&quot;.JK&quot;)" office:value-type="string" office:string-value="BAPA.JK" calcext:value-type="string">
            <text:p>BAPA.JK</text:p>
          </table:table-cell>
          <table:table-cell office:value-type="string" calcext:value-type="string">
            <text:p><text:s/>Bekasi Asri Pemul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TA</text:p>
          </table:table-cell>
          <table:table-cell table:formula="of:=CONCATENATE([.A35];&quot;.JK&quot;)" office:value-type="string" office:string-value="BATA.JK" calcext:value-type="string">
            <text:p>BATA.JK</text:p>
          </table:table-cell>
          <table:table-cell office:value-type="string" calcext:value-type="string">
            <text:p><text:s/>Sepatu Bat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YU</text:p>
          </table:table-cell>
          <table:table-cell table:formula="of:=CONCATENATE([.A36];&quot;.JK&quot;)" office:value-type="string" office:string-value="BAYU.JK" calcext:value-type="string">
            <text:p>BAYU.JK</text:p>
          </table:table-cell>
          <table:table-cell office:value-type="string" calcext:value-type="string">
            <text:p><text:s/>Bayu 13 uan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CIP</text:p>
          </table:table-cell>
          <table:table-cell table:formula="of:=CONCATENATE([.A37];&quot;.JK&quot;)" office:value-type="string" office:string-value="BCIP.JK" calcext:value-type="string">
            <text:p>BCIP.JK</text:p>
          </table:table-cell>
          <table:table-cell office:value-type="string" calcext:value-type="string">
            <text:p><text:s/>Bumi Citra Permai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LL</text:p>
          </table:table-cell>
          <table:table-cell table:formula="of:=CONCATENATE([.A38];&quot;.JK&quot;)" office:value-type="string" office:string-value="BELL.JK" calcext:value-type="string">
            <text:p>BELL.JK</text:p>
          </table:table-cell>
          <table:table-cell office:value-type="string" calcext:value-type="string">
            <text:p><text:s/>Trisula Textile Industries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ST</text:p>
          </table:table-cell>
          <table:table-cell table:formula="of:=CONCATENATE([.A39];&quot;.JK&quot;)" office:value-type="string" office:string-value="BEST.JK" calcext:value-type="string">
            <text:p>BEST.JK</text:p>
          </table:table-cell>
          <table:table-cell office:value-type="string" calcext:value-type="string">
            <text:p><text:s/>Bekasi Fajar Industrial Estate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PP</text:p>
          </table:table-cell>
          <table:table-cell table:formula="of:=CONCATENATE([.A40];&quot;.JK&quot;)" office:value-type="string" office:string-value="BIPP.JK" calcext:value-type="string">
            <text:p>BIPP.JK</text:p>
          </table:table-cell>
          <table:table-cell office:value-type="string" calcext:value-type="string">
            <text:p><text:s/>Bhuvvanatala Indah Permai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RD</text:p>
          </table:table-cell>
          <table:table-cell table:formula="of:=CONCATENATE([.A41];&quot;.JK&quot;)" office:value-type="string" office:string-value="BIRD.JK" calcext:value-type="string">
            <text:p>BIRD.JK</text:p>
          </table:table-cell>
          <table:table-cell office:value-type="string" calcext:value-type="string">
            <text:p><text:s/>Blue Bird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SI</text:p>
          </table:table-cell>
          <table:table-cell table:formula="of:=CONCATENATE([.A42];&quot;.JK&quot;)" office:value-type="string" office:string-value="BISI.JK" calcext:value-type="string">
            <text:p>BISI.JK</text:p>
          </table:table-cell>
          <table:table-cell office:value-type="string" calcext:value-type="string">
            <text:p><text:s/>BISI International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KDP</text:p>
          </table:table-cell>
          <table:table-cell table:formula="of:=CONCATENATE([.A43];&quot;.JK&quot;)" office:value-type="string" office:string-value="BKDP.JK" calcext:value-type="string">
            <text:p>BKDP.JK</text:p>
          </table:table-cell>
          <table:table-cell office:value-type="string" calcext:value-type="string">
            <text:p><text:s/>Bukit Darmo Property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KSL</text:p>
          </table:table-cell>
          <table:table-cell table:formula="of:=CONCATENATE([.A44];&quot;.JK&quot;)" office:value-type="string" office:string-value="BKSL.JK" calcext:value-type="string">
            <text:p>BKSL.JK</text:p>
          </table:table-cell>
          <table:table-cell office:value-type="string" calcext:value-type="string">
            <text:p><text:s/>Sentul City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TZ</text:p>
          </table:table-cell>
          <table:table-cell table:formula="of:=CONCATENATE([.A45];&quot;.JK&quot;)" office:value-type="string" office:string-value="BLTZ.JK" calcext:value-type="string">
            <text:p>BLTZ.JK</text:p>
          </table:table-cell>
          <table:table-cell office:value-type="string" calcext:value-type="string">
            <text:p><text:s/>Graha Layar Prim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UE</text:p>
          </table:table-cell>
          <table:table-cell table:formula="of:=CONCATENATE([.A46];&quot;.JK&quot;)" office:value-type="string" office:string-value="BLUE.JK" calcext:value-type="string">
            <text:p>BLUE.JK</text:p>
          </table:table-cell>
          <table:table-cell office:value-type="string" calcext:value-type="string">
            <text:p><text:s/>Berkah Prima Perkas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MSR</text:p>
          </table:table-cell>
          <table:table-cell table:formula="of:=CONCATENATE([.A47];&quot;.JK&quot;)" office:value-type="string" office:string-value="BMSR.JK" calcext:value-type="string">
            <text:p>BMSR.JK</text:p>
          </table:table-cell>
          <table:table-cell office:value-type="string" calcext:value-type="string">
            <text:p><text:s/>Bintang Mitra Semestaray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MTR</text:p>
          </table:table-cell>
          <table:table-cell table:formula="of:=CONCATENATE([.A48];&quot;.JK&quot;)" office:value-type="string" office:string-value="BMTR.JK" calcext:value-type="string">
            <text:p>BMTR.JK</text:p>
          </table:table-cell>
          <table:table-cell office:value-type="string" calcext:value-type="string">
            <text:p><text:s/>Global Mediacom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GA</text:p>
          </table:table-cell>
          <table:table-cell table:formula="of:=CONCATENATE([.A49];&quot;.JK&quot;)" office:value-type="string" office:string-value="BOGA.JK" calcext:value-type="string">
            <text:p>BOGA.JK</text:p>
          </table:table-cell>
          <table:table-cell office:value-type="string" calcext:value-type="string">
            <text:p><text:s/>Bintang Oto Global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LT</text:p>
          </table:table-cell>
          <table:table-cell table:formula="of:=CONCATENATE([.A50];&quot;.JK&quot;)" office:value-type="string" office:string-value="BOLT.JK" calcext:value-type="string">
            <text:p>BOLT.JK</text:p>
          </table:table-cell>
          <table:table-cell office:value-type="string" calcext:value-type="string">
            <text:p><text:s/>Garuda Metalindo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LA</text:p>
          </table:table-cell>
          <table:table-cell table:formula="of:=CONCATENATE([.A51];&quot;.JK&quot;)" office:value-type="string" office:string-value="BOLA.JK" calcext:value-type="string">
            <text:p>BOLA.JK</text:p>
          </table:table-cell>
          <table:table-cell office:value-type="string" calcext:value-type="string">
            <text:p><text:s/>Bali Bintang Sejahter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SS</text:p>
          </table:table-cell>
          <table:table-cell table:formula="of:=CONCATENATE([.A52];&quot;.JK&quot;)" office:value-type="string" office:string-value="BOSS.JK" calcext:value-type="string">
            <text:p>BOSS.JK</text:p>
          </table:table-cell>
          <table:table-cell office:value-type="string" calcext:value-type="string">
            <text:p><text:s/>Borneo Olah Sarana Sukses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M</text:p>
          </table:table-cell>
          <table:table-cell table:formula="of:=CONCATENATE([.A53];&quot;.JK&quot;)" office:value-type="string" office:string-value="BRAM.JK" calcext:value-type="string">
            <text:p>BRAM.JK</text:p>
          </table:table-cell>
          <table:table-cell office:value-type="string" calcext:value-type="string">
            <text:p><text:s/>Indo Kords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IS</text:p>
          </table:table-cell>
          <table:table-cell table:formula="of:=CONCATENATE([.A54];&quot;.JK&quot;)" office:value-type="string" office:string-value="BRIS.JK" calcext:value-type="string">
            <text:p>BRIS.JK</text:p>
          </table:table-cell>
          <table:table-cell office:value-type="string" calcext:value-type="string">
            <text:p><text:s/>Bank BRlsyariah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MS</text:p>
          </table:table-cell>
          <table:table-cell table:formula="of:=CONCATENATE([.A55];&quot;.JK&quot;)" office:value-type="string" office:string-value="BRMS.JK" calcext:value-type="string">
            <text:p>BRMS.JK</text:p>
          </table:table-cell>
          <table:table-cell office:value-type="string" calcext:value-type="string">
            <text:p><text:s/>Bumi Resources Minerals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NA</text:p>
          </table:table-cell>
          <table:table-cell table:formula="of:=CONCATENATE([.A56];&quot;.JK&quot;)" office:value-type="string" office:string-value="BRNA.JK" calcext:value-type="string">
            <text:p>BRNA.JK</text:p>
          </table:table-cell>
          <table:table-cell office:value-type="string" calcext:value-type="string">
            <text:p><text:s/>Berlin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PT</text:p>
          </table:table-cell>
          <table:table-cell table:formula="of:=CONCATENATE([.A57];&quot;.JK&quot;)" office:value-type="string" office:string-value="BRPT.JK" calcext:value-type="string">
            <text:p>BRPT.JK</text:p>
          </table:table-cell>
          <table:table-cell office:value-type="string" calcext:value-type="string">
            <text:p><text:s/>Barito Pacific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SDE</text:p>
          </table:table-cell>
          <table:table-cell table:formula="of:=CONCATENATE([.A58];&quot;.JK&quot;)" office:value-type="string" office:string-value="BSDE.JK" calcext:value-type="string">
            <text:p>BSDE.JK</text:p>
          </table:table-cell>
          <table:table-cell office:value-type="string" calcext:value-type="string">
            <text:p><text:s/>Bumi Serpong Daroai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SSR</text:p>
          </table:table-cell>
          <table:table-cell table:formula="of:=CONCATENATE([.A59];&quot;.JK&quot;)" office:value-type="string" office:string-value="BSSR.JK" calcext:value-type="string">
            <text:p>BSSR.JK</text:p>
          </table:table-cell>
          <table:table-cell office:value-type="string" calcext:value-type="string">
            <text:p><text:s/>Baramulti Suksessaran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TEK</text:p>
          </table:table-cell>
          <table:table-cell table:formula="of:=CONCATENATE([.A60];&quot;.JK&quot;)" office:value-type="string" office:string-value="BTEK.JK" calcext:value-type="string">
            <text:p>BTEK.JK</text:p>
          </table:table-cell>
          <table:table-cell office:value-type="string" calcext:value-type="string">
            <text:p><text:s/>Bumi Teknokultura Unggul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TON</text:p>
          </table:table-cell>
          <table:table-cell table:formula="of:=CONCATENATE([.A61];&quot;.JK&quot;)" office:value-type="string" office:string-value="BTON.JK" calcext:value-type="string">
            <text:p>BTON.JK</text:p>
          </table:table-cell>
          <table:table-cell office:value-type="string" calcext:value-type="string">
            <text:p><text:s/>Betonjaya Manunggal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TPS</text:p>
          </table:table-cell>
          <table:table-cell table:formula="of:=CONCATENATE([.A62];&quot;.JK&quot;)" office:value-type="string" office:string-value="BTPS.JK" calcext:value-type="string">
            <text:p>BTPS.JK</text:p>
          </table:table-cell>
          <table:table-cell office:value-type="string" calcext:value-type="string">
            <text:p><text:s/>Bank Tabungan Pensiunan Nasional Syariah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DI</text:p>
          </table:table-cell>
          <table:table-cell table:formula="of:=CONCATENATE([.A63];&quot;.JK&quot;)" office:value-type="string" office:string-value="BUDI.JK" calcext:value-type="string">
            <text:p>BUDI.JK</text:p>
          </table:table-cell>
          <table:table-cell office:value-type="string" calcext:value-type="string">
            <text:p><text:s/>Budi Starch &amp; Sweetener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KK</text:p>
          </table:table-cell>
          <table:table-cell table:formula="of:=CONCATENATE([.A64];&quot;.JK&quot;)" office:value-type="string" office:string-value="BUKK.JK" calcext:value-type="string">
            <text:p>BUKK.JK</text:p>
          </table:table-cell>
          <table:table-cell office:value-type="string" calcext:value-type="string">
            <text:p><text:s/>Bukaka Teknik Utam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LL</text:p>
          </table:table-cell>
          <table:table-cell table:formula="of:=CONCATENATE([.A65];&quot;.JK&quot;)" office:value-type="string" office:string-value="BULL.JK" calcext:value-type="string">
            <text:p>BULL.JK</text:p>
          </table:table-cell>
          <table:table-cell office:value-type="string" calcext:value-type="string">
            <text:p><text:s/>Buana Lintas Lautan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VA</text:p>
          </table:table-cell>
          <table:table-cell table:formula="of:=CONCATENATE([.A66];&quot;.JK&quot;)" office:value-type="string" office:string-value="BUVA.JK" calcext:value-type="string">
            <text:p>BUVA.JK</text:p>
          </table:table-cell>
          <table:table-cell office:value-type="string" calcext:value-type="string">
            <text:p><text:s/>Bukit Uluwatu Vill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WPT</text:p>
          </table:table-cell>
          <table:table-cell table:formula="of:=CONCATENATE([.A67];&quot;.JK&quot;)" office:value-type="string" office:string-value="BWPT.JK" calcext:value-type="string">
            <text:p>BWPT.JK</text:p>
          </table:table-cell>
          <table:table-cell office:value-type="string" calcext:value-type="string">
            <text:p><text:s/>Eagle High Plantations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YAN</text:p>
          </table:table-cell>
          <table:table-cell table:formula="of:=CONCATENATE([.A68];&quot;.JK&quot;)" office:value-type="string" office:string-value="BYAN.JK" calcext:value-type="string">
            <text:p>BYAN.JK</text:p>
          </table:table-cell>
          <table:table-cell office:value-type="string" calcext:value-type="string">
            <text:p><text:s text:c="2"/>Bay an Resources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MP</text:p>
          </table:table-cell>
          <table:table-cell table:formula="of:=CONCATENATE([.A69];&quot;.JK&quot;)" office:value-type="string" office:string-value="CAMP.JK" calcext:value-type="string">
            <text:p>CAMP.JK</text:p>
          </table:table-cell>
          <table:table-cell office:value-type="string" calcext:value-type="string">
            <text:p><text:s/>Carnpina Ice Cream Industry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KK</text:p>
          </table:table-cell>
          <table:table-cell table:formula="of:=CONCATENATE([.A70];&quot;.JK&quot;)" office:value-type="string" office:string-value="CAKK.JK" calcext:value-type="string">
            <text:p>CAKK.JK</text:p>
          </table:table-cell>
          <table:table-cell office:value-type="string" calcext:value-type="string">
            <text:p><text:s/>Cahayaputra Asa Keramik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NI</text:p>
          </table:table-cell>
          <table:table-cell table:formula="of:=CONCATENATE([.A71];&quot;.JK&quot;)" office:value-type="string" office:string-value="CANI.JK" calcext:value-type="string">
            <text:p>CANI.JK</text:p>
          </table:table-cell>
          <table:table-cell office:value-type="string" calcext:value-type="string">
            <text:p><text:s/>Capitol Nusantara Indonesi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SS</text:p>
          </table:table-cell>
          <table:table-cell table:formula="of:=CONCATENATE([.A72];&quot;.JK&quot;)" office:value-type="string" office:string-value="CASS.JK" calcext:value-type="string">
            <text:p>CASS.JK</text:p>
          </table:table-cell>
          <table:table-cell office:value-type="string" calcext:value-type="string">
            <text:p><text:s/>Cardig Aero Services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CSI</text:p>
          </table:table-cell>
          <table:table-cell table:formula="of:=CONCATENATE([.A73];&quot;.JK&quot;)" office:value-type="string" office:string-value="CCSI.JK" calcext:value-type="string">
            <text:p>CCSI.JK</text:p>
          </table:table-cell>
          <table:table-cell office:value-type="string" calcext:value-type="string">
            <text:p><text:s text:c="2"/>Communication Cable Systems Indonesi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EKA</text:p>
          </table:table-cell>
          <table:table-cell table:formula="of:=CONCATENATE([.A74];&quot;.JK&quot;)" office:value-type="string" office:string-value="CEKA.JK" calcext:value-type="string">
            <text:p>CEKA.JK</text:p>
          </table:table-cell>
          <table:table-cell office:value-type="string" calcext:value-type="string">
            <text:p><text:s/>Wilmar Cahaya Indonesi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ENT</text:p>
          </table:table-cell>
          <table:table-cell table:formula="of:=CONCATENATE([.A75];&quot;.JK&quot;)" office:value-type="string" office:string-value="CENT.JK" calcext:value-type="string">
            <text:p>CENT.JK</text:p>
          </table:table-cell>
          <table:table-cell office:value-type="string" calcext:value-type="string">
            <text:p><text:s/>Centratama Telekomunikasi Indonesi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INT</text:p>
          </table:table-cell>
          <table:table-cell table:formula="of:=CONCATENATE([.A76];&quot;.JK&quot;)" office:value-type="string" office:string-value="CINT.JK" calcext:value-type="string">
            <text:p>CINT.JK</text:p>
          </table:table-cell>
          <table:table-cell office:value-type="string" calcext:value-type="string">
            <text:p><text:s/>Chitose Internasional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ITA</text:p>
          </table:table-cell>
          <table:table-cell table:formula="of:=CONCATENATE([.A77];&quot;.JK&quot;)" office:value-type="string" office:string-value="CITA.JK" calcext:value-type="string">
            <text:p>CITA.JK</text:p>
          </table:table-cell>
          <table:table-cell office:value-type="string" calcext:value-type="string">
            <text:p><text:s/>Cita Mineral Investindo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ITY</text:p>
          </table:table-cell>
          <table:table-cell table:formula="of:=CONCATENATE([.A78];&quot;.JK&quot;)" office:value-type="string" office:string-value="CITY.JK" calcext:value-type="string">
            <text:p>CITY.JK</text:p>
          </table:table-cell>
          <table:table-cell office:value-type="string" calcext:value-type="string">
            <text:p><text:s/>Natura City Developments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EO</text:p>
          </table:table-cell>
          <table:table-cell table:formula="of:=CONCATENATE([.A79];&quot;.JK&quot;)" office:value-type="string" office:string-value="CLEO.JK" calcext:value-type="string">
            <text:p>CLEO.JK</text:p>
          </table:table-cell>
          <table:table-cell office:value-type="string" calcext:value-type="string">
            <text:p><text:s/>Sariguna Primatirt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PI</text:p>
          </table:table-cell>
          <table:table-cell table:formula="of:=CONCATENATE([.A80];&quot;.JK&quot;)" office:value-type="string" office:string-value="CLPI.JK" calcext:value-type="string">
            <text:p>CLPI.JK</text:p>
          </table:table-cell>
          <table:table-cell office:value-type="string" calcext:value-type="string">
            <text:p><text:s/>Colorpak Indonesi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MNP</text:p>
          </table:table-cell>
          <table:table-cell table:formula="of:=CONCATENATE([.A81];&quot;.JK&quot;)" office:value-type="string" office:string-value="CMNP.JK" calcext:value-type="string">
            <text:p>CMNP.JK</text:p>
          </table:table-cell>
          <table:table-cell office:value-type="string" calcext:value-type="string">
            <text:p><text:s/>Citra Marga Nusaphala Persad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MPP</text:p>
          </table:table-cell>
          <table:table-cell table:formula="of:=CONCATENATE([.A82];&quot;.JK&quot;)" office:value-type="string" office:string-value="CMPP.JK" calcext:value-type="string">
            <text:p>CMPP.JK</text:p>
          </table:table-cell>
          <table:table-cell office:value-type="string" calcext:value-type="string">
            <text:p><text:s/>AirAsia Indonesi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PIN</text:p>
          </table:table-cell>
          <table:table-cell table:formula="of:=CONCATENATE([.A83];&quot;.JK&quot;)" office:value-type="string" office:string-value="CPIN.JK" calcext:value-type="string">
            <text:p>CPIN.JK</text:p>
          </table:table-cell>
          <table:table-cell office:value-type="string" calcext:value-type="string">
            <text:p><text:s/>Charoen Pokphand Indonesi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PRI</text:p>
          </table:table-cell>
          <table:table-cell table:formula="of:=CONCATENATE([.A84];&quot;.JK&quot;)" office:value-type="string" office:string-value="CPRI.JK" calcext:value-type="string">
            <text:p>CPRI.JK</text:p>
          </table:table-cell>
          <table:table-cell office:value-type="string" calcext:value-type="string">
            <text:p><text:s/>Capri Nusa Satu Properti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SAP</text:p>
          </table:table-cell>
          <table:table-cell table:formula="of:=CONCATENATE([.A85];&quot;.JK&quot;)" office:value-type="string" office:string-value="CSAP.JK" calcext:value-type="string">
            <text:p>CSAP.JK</text:p>
          </table:table-cell>
          <table:table-cell office:value-type="string" calcext:value-type="string">
            <text:p><text:s/>Catur Sentosa Adipran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SIS</text:p>
          </table:table-cell>
          <table:table-cell table:formula="of:=CONCATENATE([.A86];&quot;.JK&quot;)" office:value-type="string" office:string-value="CSIS.JK" calcext:value-type="string">
            <text:p>CSIS.JK</text:p>
          </table:table-cell>
          <table:table-cell office:value-type="string" calcext:value-type="string">
            <text:p><text:s/>Cahayasakti Investindo Sukses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TBN</text:p>
          </table:table-cell>
          <table:table-cell table:formula="of:=CONCATENATE([.A87];&quot;.JK&quot;)" office:value-type="string" office:string-value="CTBN.JK" calcext:value-type="string">
            <text:p>CTBN.JK</text:p>
          </table:table-cell>
          <table:table-cell office:value-type="string" calcext:value-type="string">
            <text:p><text:s/>Citra Tubindo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TRA</text:p>
          </table:table-cell>
          <table:table-cell table:formula="of:=CONCATENATE([.A88];&quot;.JK&quot;)" office:value-type="string" office:string-value="CTRA.JK" calcext:value-type="string">
            <text:p>CTRA.JK</text:p>
          </table:table-cell>
          <table:table-cell office:value-type="string" calcext:value-type="string">
            <text:p><text:s/>Ciputra Development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TTH</text:p>
          </table:table-cell>
          <table:table-cell table:formula="of:=CONCATENATE([.A89];&quot;.JK&quot;)" office:value-type="string" office:string-value="CTTH.JK" calcext:value-type="string">
            <text:p>CTTH.JK</text:p>
          </table:table-cell>
          <table:table-cell office:value-type="string" calcext:value-type="string">
            <text:p><text:s/>Citatah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RT</text:p>
          </table:table-cell>
          <table:table-cell table:formula="of:=CONCATENATE([.A90];&quot;.JK&quot;)" office:value-type="string" office:string-value="DART.JK" calcext:value-type="string">
            <text:p>DART.JK</text:p>
          </table:table-cell>
          <table:table-cell office:value-type="string" calcext:value-type="string">
            <text:p><text:s/>Duta Anggada Realty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A</text:p>
          </table:table-cell>
          <table:table-cell table:formula="of:=CONCATENATE([.A91];&quot;.JK&quot;)" office:value-type="string" office:string-value="DAYA.JK" calcext:value-type="string">
            <text:p>DAYA.JK</text:p>
          </table:table-cell>
          <table:table-cell office:value-type="string" calcext:value-type="string">
            <text:p><text:s/>Duta Intiday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AL</text:p>
          </table:table-cell>
          <table:table-cell table:formula="of:=CONCATENATE([.A92];&quot;.JK&quot;)" office:value-type="string" office:string-value="DEAL.JK" calcext:value-type="string">
            <text:p>DEAL.JK</text:p>
          </table:table-cell>
          <table:table-cell office:value-type="string" calcext:value-type="string">
            <text:p><text:s/>Dewata Freightinternational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WA</text:p>
          </table:table-cell>
          <table:table-cell table:formula="of:=CONCATENATE([.A93];&quot;.JK&quot;)" office:value-type="string" office:string-value="DEWA.JK" calcext:value-type="string">
            <text:p>DEWA.JK</text:p>
          </table:table-cell>
          <table:table-cell office:value-type="string" calcext:value-type="string">
            <text:p><text:s/>Darma Henw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</text:p>
          </table:table-cell>
          <table:table-cell table:formula="of:=CONCATENATE([.A94];&quot;.JK&quot;)" office:value-type="string" office:string-value="DIGI.JK" calcext:value-type="string">
            <text:p>DIGI.JK</text:p>
          </table:table-cell>
          <table:table-cell office:value-type="string" calcext:value-type="string">
            <text:p><text:s/>Arkadia Digital Medi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LD</text:p>
          </table:table-cell>
          <table:table-cell table:formula="of:=CONCATENATE([.A95];&quot;.JK&quot;)" office:value-type="string" office:string-value="DILD.JK" calcext:value-type="string">
            <text:p>DILD.JK</text:p>
          </table:table-cell>
          <table:table-cell office:value-type="string" calcext:value-type="string">
            <text:p><text:s/>Intiland Development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VA</text:p>
          </table:table-cell>
          <table:table-cell table:formula="of:=CONCATENATE([.A96];&quot;.JK&quot;)" office:value-type="string" office:string-value="DIVA.JK" calcext:value-type="string">
            <text:p>DIVA.JK</text:p>
          </table:table-cell>
          <table:table-cell office:value-type="string" calcext:value-type="string">
            <text:p><text:s/>Distribusi Voucher Nusantar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KFT</text:p>
          </table:table-cell>
          <table:table-cell table:formula="of:=CONCATENATE([.A97];&quot;.JK&quot;)" office:value-type="string" office:string-value="DKFT.JK" calcext:value-type="string">
            <text:p>DKFT.JK</text:p>
          </table:table-cell>
          <table:table-cell office:value-type="string" calcext:value-type="string">
            <text:p><text:s/>Central Omega Resources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MAS</text:p>
          </table:table-cell>
          <table:table-cell table:formula="of:=CONCATENATE([.A98];&quot;.JK&quot;)" office:value-type="string" office:string-value="DMAS.JK" calcext:value-type="string">
            <text:p>DMAS.JK</text:p>
          </table:table-cell>
          <table:table-cell office:value-type="string" calcext:value-type="string">
            <text:p><text:s/>Puradelta Lestari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PNS</text:p>
          </table:table-cell>
          <table:table-cell table:formula="of:=CONCATENATE([.A99];&quot;.JK&quot;)" office:value-type="string" office:string-value="DPNS.JK" calcext:value-type="string">
            <text:p>DPNS.JK</text:p>
          </table:table-cell>
          <table:table-cell office:value-type="string" calcext:value-type="string">
            <text:p><text:s/>Duta Pertiwi Nusantar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PUM</text:p>
          </table:table-cell>
          <table:table-cell table:formula="of:=CONCATENATE([.A100];&quot;.JK&quot;)" office:value-type="string" office:string-value="DPUM.JK" calcext:value-type="string">
            <text:p>DPUM.JK</text:p>
          </table:table-cell>
          <table:table-cell office:value-type="string" calcext:value-type="string">
            <text:p><text:s/>Dim Putra Utama Makmur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FI</text:p>
          </table:table-cell>
          <table:table-cell table:formula="of:=CONCATENATE([.A101];&quot;.JK&quot;)" office:value-type="string" office:string-value="DSFI.JK" calcext:value-type="string">
            <text:p>DSFI.JK</text:p>
          </table:table-cell>
          <table:table-cell office:value-type="string" calcext:value-type="string">
            <text:p><text:s/>Dharma Samudera Fishing Industries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SA</text:p>
          </table:table-cell>
          <table:table-cell table:formula="of:=CONCATENATE([.A102];&quot;.JK&quot;)" office:value-type="string" office:string-value="DSSA.JK" calcext:value-type="string">
            <text:p>DSSA.JK</text:p>
          </table:table-cell>
          <table:table-cell office:value-type="string" calcext:value-type="string">
            <text:p><text:s/>Dian Swastatika Sentos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UCK</text:p>
          </table:table-cell>
          <table:table-cell table:formula="of:=CONCATENATE([.A103];&quot;.JK&quot;)" office:value-type="string" office:string-value="DUCK.JK" calcext:value-type="string">
            <text:p>DUCK.JK</text:p>
          </table:table-cell>
          <table:table-cell office:value-type="string" calcext:value-type="string">
            <text:p><text:s/>Jaya Bersama Indo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UTI</text:p>
          </table:table-cell>
          <table:table-cell table:formula="of:=CONCATENATE([.A104];&quot;.JK&quot;)" office:value-type="string" office:string-value="DUTI.JK" calcext:value-type="string">
            <text:p>DUTI.JK</text:p>
          </table:table-cell>
          <table:table-cell office:value-type="string" calcext:value-type="string">
            <text:p><text:s/>Duta Pertiwi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VLA</text:p>
          </table:table-cell>
          <table:table-cell table:formula="of:=CONCATENATE([.A105];&quot;.JK&quot;)" office:value-type="string" office:string-value="DVLA.JK" calcext:value-type="string">
            <text:p>DVLA.JK</text:p>
          </table:table-cell>
          <table:table-cell office:value-type="string" calcext:value-type="string">
            <text:p><text:s/>Darya-Varia Laboratori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WGL</text:p>
          </table:table-cell>
          <table:table-cell table:formula="of:=CONCATENATE([.A106];&quot;.JK&quot;)" office:value-type="string" office:string-value="DWGL.JK" calcext:value-type="string">
            <text:p>DWGL.JK</text:p>
          </table:table-cell>
          <table:table-cell office:value-type="string" calcext:value-type="string">
            <text:p><text:s/>Dwi Guna Laksan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AST</text:p>
          </table:table-cell>
          <table:table-cell table:formula="of:=CONCATENATE([.A107];&quot;.JK&quot;)" office:value-type="string" office:string-value="EAST.JK" calcext:value-type="string">
            <text:p>EAST.JK</text:p>
          </table:table-cell>
          <table:table-cell office:value-type="string" calcext:value-type="string">
            <text:p><text:s/>Eastparc Hotel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CII</text:p>
          </table:table-cell>
          <table:table-cell table:formula="of:=CONCATENATE([.A108];&quot;.JK&quot;)" office:value-type="string" office:string-value="ECII.JK" calcext:value-type="string">
            <text:p>ECII.JK</text:p>
          </table:table-cell>
          <table:table-cell office:value-type="string" calcext:value-type="string">
            <text:p><text:s/>Electronic City Indonesi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KAD</text:p>
          </table:table-cell>
          <table:table-cell table:formula="of:=CONCATENATE([.A109];&quot;.JK&quot;)" office:value-type="string" office:string-value="EKAD.JK" calcext:value-type="string">
            <text:p>EKAD.JK</text:p>
          </table:table-cell>
          <table:table-cell office:value-type="string" calcext:value-type="string">
            <text:p><text:s/>Ekadharma International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SA</text:p>
          </table:table-cell>
          <table:table-cell table:formula="of:=CONCATENATE([.A110];&quot;.JK&quot;)" office:value-type="string" office:string-value="ELSA.JK" calcext:value-type="string">
            <text:p>ELSA.JK</text:p>
          </table:table-cell>
          <table:table-cell office:value-type="string" calcext:value-type="string">
            <text:p><text:s/>Elnus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DE</text:p>
          </table:table-cell>
          <table:table-cell table:formula="of:=CONCATENATE([.A111];&quot;.JK&quot;)" office:value-type="string" office:string-value="EMDE.JK" calcext:value-type="string">
            <text:p>EMDE.JK</text:p>
          </table:table-cell>
          <table:table-cell office:value-type="string" calcext:value-type="string">
            <text:p><text:s/>Megapolitan Developments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TK</text:p>
          </table:table-cell>
          <table:table-cell table:formula="of:=CONCATENATE([.A112];&quot;.JK&quot;)" office:value-type="string" office:string-value="EMTK.JK" calcext:value-type="string">
            <text:p>EMTK.JK</text:p>
          </table:table-cell>
          <table:table-cell office:value-type="string" calcext:value-type="string">
            <text:p><text:s/>Elang Mahkota Teknologi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VY</text:p>
          </table:table-cell>
          <table:table-cell table:formula="of:=CONCATENATE([.A113];&quot;.JK&quot;)" office:value-type="string" office:string-value="ENVY.JK" calcext:value-type="string">
            <text:p>ENVY.JK</text:p>
          </table:table-cell>
          <table:table-cell office:value-type="string" calcext:value-type="string">
            <text:p><text:s/>Envy Technologies Indonesi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PMT</text:p>
          </table:table-cell>
          <table:table-cell table:formula="of:=CONCATENATE([.A114];&quot;.JK&quot;)" office:value-type="string" office:string-value="EPMT.JK" calcext:value-type="string">
            <text:p>EPMT.JK</text:p>
          </table:table-cell>
          <table:table-cell office:value-type="string" calcext:value-type="string">
            <text:p><text:s/>Enseval Putera Megatrading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AA</text:p>
          </table:table-cell>
          <table:table-cell table:formula="of:=CONCATENATE([.A115];&quot;.JK&quot;)" office:value-type="string" office:string-value="ERAA.JK" calcext:value-type="string">
            <text:p>ERAA.JK</text:p>
          </table:table-cell>
          <table:table-cell office:value-type="string" calcext:value-type="string">
            <text:p><text:s/>Erajaya Swasembad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CL</text:p>
          </table:table-cell>
          <table:table-cell table:formula="of:=CONCATENATE([.A116];&quot;.JK&quot;)" office:value-type="string" office:string-value="EXCL.JK" calcext:value-type="string">
            <text:p>EXCL.JK</text:p>
          </table:table-cell>
          <table:table-cell office:value-type="string" calcext:value-type="string">
            <text:p><text:s/>XL Axiat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ST</text:p>
          </table:table-cell>
          <table:table-cell table:formula="of:=CONCATENATE([.A117];&quot;.JK&quot;)" office:value-type="string" office:string-value="FAST.JK" calcext:value-type="string">
            <text:p>FAST.JK</text:p>
          </table:table-cell>
          <table:table-cell office:value-type="string" calcext:value-type="string">
            <text:p><text:s/>Fast Food Indonesia Tbk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SW</text:p>
          </table:table-cell>
          <table:table-cell table:formula="of:=CONCATENATE([.A118];&quot;.JK&quot;)" office:value-type="string" office:string-value="FASW.JK" calcext:value-type="string">
            <text:p>FASW.JK</text:p>
          </table:table-cell>
          <table:table-cell office:value-type="string" calcext:value-type="string">
            <text:p><text:s/>Fajar Surya Wises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LM</text:p>
          </table:table-cell>
          <table:table-cell table:formula="of:=CONCATENATE([.A119];&quot;.JK&quot;)" office:value-type="string" office:string-value="FILM.JK" calcext:value-type="string">
            <text:p>FILM.JK</text:p>
          </table:table-cell>
          <table:table-cell office:value-type="string" calcext:value-type="string">
            <text:p><text:s/>MD Pictures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RE</text:p>
          </table:table-cell>
          <table:table-cell table:formula="of:=CONCATENATE([.A120];&quot;.JK&quot;)" office:value-type="string" office:string-value="FIRE.JK" calcext:value-type="string">
            <text:p>FIRE.JK</text:p>
          </table:table-cell>
          <table:table-cell office:value-type="string" calcext:value-type="string">
            <text:p><text:s/>Alfa Energi Investam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SH</text:p>
          </table:table-cell>
          <table:table-cell table:formula="of:=CONCATENATE([.A121];&quot;.JK&quot;)" office:value-type="string" office:string-value="FISH.JK" calcext:value-type="string">
            <text:p>FISH.JK</text:p>
          </table:table-cell>
          <table:table-cell office:value-type="string" calcext:value-type="string">
            <text:p><text:s/>FKS Multi Agro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MII</text:p>
          </table:table-cell>
          <table:table-cell table:formula="of:=CONCATENATE([.A122];&quot;.JK&quot;)" office:value-type="string" office:string-value="FMII.JK" calcext:value-type="string">
            <text:p>FMII.JK</text:p>
          </table:table-cell>
          <table:table-cell office:value-type="string" calcext:value-type="string">
            <text:p><text:s/>Fortune Mate Indonesi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OD</text:p>
          </table:table-cell>
          <table:table-cell table:formula="of:=CONCATENATE([.A123];&quot;.JK&quot;)" office:value-type="string" office:string-value="FOOD.JK" calcext:value-type="string">
            <text:p>FOOD.JK</text:p>
          </table:table-cell>
          <table:table-cell office:value-type="string" calcext:value-type="string">
            <text:p><text:s/>Sentra Food Indonesi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RZ</text:p>
          </table:table-cell>
          <table:table-cell table:formula="of:=CONCATENATE([.A124];&quot;.JK&quot;)" office:value-type="string" office:string-value="FORZ.JK" calcext:value-type="string">
            <text:p>FORZ.JK</text:p>
          </table:table-cell>
          <table:table-cell office:value-type="string" calcext:value-type="string">
            <text:p><text:s/>Forza Land Indonesi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PNI</text:p>
          </table:table-cell>
          <table:table-cell table:formula="of:=CONCATENATE([.A125];&quot;.JK&quot;)" office:value-type="string" office:string-value="FPNI.JK" calcext:value-type="string">
            <text:p>FPNI.JK</text:p>
          </table:table-cell>
          <table:table-cell office:value-type="string" calcext:value-type="string">
            <text:p><text:s/>Lotte Chemical Titan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EN</text:p>
          </table:table-cell>
          <table:table-cell table:formula="of:=CONCATENATE([.A126];&quot;.JK&quot;)" office:value-type="string" office:string-value="FREN.JK" calcext:value-type="string">
            <text:p>FREN.JK</text:p>
          </table:table-cell>
          <table:table-cell office:value-type="string" calcext:value-type="string">
            <text:p><text:s/>Smartfren Telecom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MA</text:p>
          </table:table-cell>
          <table:table-cell table:formula="of:=CONCATENATE([.A127];&quot;.JK&quot;)" office:value-type="string" office:string-value="GAMA.JK" calcext:value-type="string">
            <text:p>GAMA.JK</text:p>
          </table:table-cell>
          <table:table-cell office:value-type="string" calcext:value-type="string">
            <text:p><text:s/>Gading Development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DST</text:p>
          </table:table-cell>
          <table:table-cell table:formula="of:=CONCATENATE([.A128];&quot;.JK&quot;)" office:value-type="string" office:string-value="GDST.JK" calcext:value-type="string">
            <text:p>GDST.JK</text:p>
          </table:table-cell>
          <table:table-cell office:value-type="string" calcext:value-type="string">
            <text:p><text:s/>Gunavvan Pi an jay a Steel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DYR</text:p>
          </table:table-cell>
          <table:table-cell table:formula="of:=CONCATENATE([.A129];&quot;.JK&quot;)" office:value-type="string" office:string-value="GDYR.JK" calcext:value-type="string">
            <text:p>GDYR.JK</text:p>
          </table:table-cell>
          <table:table-cell office:value-type="string" calcext:value-type="string">
            <text:p><text:s/>Goodyear Indonesi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MA</text:p>
          </table:table-cell>
          <table:table-cell table:formula="of:=CONCATENATE([.A130];&quot;.JK&quot;)" office:value-type="string" office:string-value="GEMA.JK" calcext:value-type="string">
            <text:p>GEMA.JK</text:p>
          </table:table-cell>
          <table:table-cell office:value-type="string" calcext:value-type="string">
            <text:p><text:s text:c="2"/>Gema Grahasaran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MS</text:p>
          </table:table-cell>
          <table:table-cell table:formula="of:=CONCATENATE([.A131];&quot;.JK&quot;)" office:value-type="string" office:string-value="GEMS.JK" calcext:value-type="string">
            <text:p>GEMS.JK</text:p>
          </table:table-cell>
          <table:table-cell office:value-type="string" calcext:value-type="string">
            <text:p><text:s/>Golden Energy Mines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HON</text:p>
          </table:table-cell>
          <table:table-cell table:formula="of:=CONCATENATE([.A132];&quot;.JK&quot;)" office:value-type="string" office:string-value="GHON.JK" calcext:value-type="string">
            <text:p>GHON.JK</text:p>
          </table:table-cell>
          <table:table-cell office:value-type="string" calcext:value-type="string">
            <text:p><text:s/>Gihon Telekomunikasi Indonesi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IAA</text:p>
          </table:table-cell>
          <table:table-cell table:formula="of:=CONCATENATE([.A133];&quot;.JK&quot;)" office:value-type="string" office:string-value="GIAA.JK" calcext:value-type="string">
            <text:p>GIAA.JK</text:p>
          </table:table-cell>
          <table:table-cell office:value-type="string" calcext:value-type="string">
            <text:p><text:s/>Garuda Indonesia (Persero)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JTL</text:p>
          </table:table-cell>
          <table:table-cell table:formula="of:=CONCATENATE([.A134];&quot;.JK&quot;)" office:value-type="string" office:string-value="GJTL.JK" calcext:value-type="string">
            <text:p>GJTL.JK</text:p>
          </table:table-cell>
          <table:table-cell office:value-type="string" calcext:value-type="string">
            <text:p><text:s/>Gajah Tunggal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MFI</text:p>
          </table:table-cell>
          <table:table-cell table:formula="of:=CONCATENATE([.A135];&quot;.JK&quot;)" office:value-type="string" office:string-value="GMFI.JK" calcext:value-type="string">
            <text:p>GMFI.JK</text:p>
          </table:table-cell>
          <table:table-cell office:value-type="string" calcext:value-type="string">
            <text:p><text:s/>Garuda Maintenance Facility Aero Asi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MTD</text:p>
          </table:table-cell>
          <table:table-cell table:formula="of:=CONCATENATE([.A136];&quot;.JK&quot;)" office:value-type="string" office:string-value="GMTD.JK" calcext:value-type="string">
            <text:p>GMTD.JK</text:p>
          </table:table-cell>
          <table:table-cell office:value-type="string" calcext:value-type="string">
            <text:p><text:s/>Gowa Makassar Tourism Development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</text:p>
          </table:table-cell>
          <table:table-cell table:formula="of:=CONCATENATE([.A137];&quot;.JK&quot;)" office:value-type="string" office:string-value="GOOD.JK" calcext:value-type="string">
            <text:p>GOOD.JK</text:p>
          </table:table-cell>
          <table:table-cell office:value-type="string" calcext:value-type="string">
            <text:p><text:s/>Garuda food Putra Putri Jay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PRA</text:p>
          </table:table-cell>
          <table:table-cell table:formula="of:=CONCATENATE([.A138];&quot;.JK&quot;)" office:value-type="string" office:string-value="GPRA.JK" calcext:value-type="string">
            <text:p>GPRA.JK</text:p>
          </table:table-cell>
          <table:table-cell office:value-type="string" calcext:value-type="string">
            <text:p><text:s/>Perdana Gapuraprim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TBO</text:p>
          </table:table-cell>
          <table:table-cell table:formula="of:=CONCATENATE([.A139];&quot;.JK&quot;)" office:value-type="string" office:string-value="GTBO.JK" calcext:value-type="string">
            <text:p>GTBO.JK</text:p>
          </table:table-cell>
          <table:table-cell office:value-type="string" calcext:value-type="string">
            <text:p><text:s/>Garda Tujuh Buan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WSA</text:p>
          </table:table-cell>
          <table:table-cell table:formula="of:=CONCATENATE([.A140];&quot;.JK&quot;)" office:value-type="string" office:string-value="GWSA.JK" calcext:value-type="string">
            <text:p>GWSA.JK</text:p>
          </table:table-cell>
          <table:table-cell office:value-type="string" calcext:value-type="string">
            <text:p><text:s/>Greenwood Sejahter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DE</text:p>
          </table:table-cell>
          <table:table-cell table:formula="of:=CONCATENATE([.A141];&quot;.JK&quot;)" office:value-type="string" office:string-value="HADE.JK" calcext:value-type="string">
            <text:p>HADE.JK</text:p>
          </table:table-cell>
          <table:table-cell office:value-type="string" calcext:value-type="string">
            <text:p><text:s/>Himalaya Energi Perkas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DIT</text:p>
          </table:table-cell>
          <table:table-cell table:formula="of:=CONCATENATE([.A142];&quot;.JK&quot;)" office:value-type="string" office:string-value="HDIT.JK" calcext:value-type="string">
            <text:p>HDIT.JK</text:p>
          </table:table-cell>
          <table:table-cell office:value-type="string" calcext:value-type="string">
            <text:p><text:s/>Hensel Davest Indonesi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AL</text:p>
          </table:table-cell>
          <table:table-cell table:formula="of:=CONCATENATE([.A143];&quot;.JK&quot;)" office:value-type="string" office:string-value="HEAL.JK" calcext:value-type="string">
            <text:p>HEAL.JK</text:p>
          </table:table-cell>
          <table:table-cell office:value-type="string" calcext:value-type="string">
            <text:p><text:s/>Medikaloka Hermin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LI</text:p>
          </table:table-cell>
          <table:table-cell table:formula="of:=CONCATENATE([.A144];&quot;.JK&quot;)" office:value-type="string" office:string-value="HELI.JK" calcext:value-type="string">
            <text:p>HELI.JK</text:p>
          </table:table-cell>
          <table:table-cell office:value-type="string" calcext:value-type="string">
            <text:p><text:s/>Jaya Trishindo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RO</text:p>
          </table:table-cell>
          <table:table-cell table:formula="of:=CONCATENATE([.A145];&quot;.JK&quot;)" office:value-type="string" office:string-value="HERO.JK" calcext:value-type="string">
            <text:p>HERO.JK</text:p>
          </table:table-cell>
          <table:table-cell office:value-type="string" calcext:value-type="string">
            <text:p><text:s/>Hero Supermarket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XA</text:p>
          </table:table-cell>
          <table:table-cell table:formula="of:=CONCATENATE([.A146];&quot;.JK&quot;)" office:value-type="string" office:string-value="HEXA.JK" calcext:value-type="string">
            <text:p>HEXA.JK</text:p>
          </table:table-cell>
          <table:table-cell office:value-type="string" calcext:value-type="string">
            <text:p><text:s/>Hexindo Adiperkas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ITS</text:p>
          </table:table-cell>
          <table:table-cell table:formula="of:=CONCATENATE([.A147];&quot;.JK&quot;)" office:value-type="string" office:string-value="HITS.JK" calcext:value-type="string">
            <text:p>HITS.JK</text:p>
          </table:table-cell>
          <table:table-cell office:value-type="string" calcext:value-type="string">
            <text:p><text:s/>Humpuss Intermoda Transportasi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KMU</text:p>
          </table:table-cell>
          <table:table-cell table:formula="of:=CONCATENATE([.A148];&quot;.JK&quot;)" office:value-type="string" office:string-value="HKMU.JK" calcext:value-type="string">
            <text:p>HKMU.JK</text:p>
          </table:table-cell>
          <table:table-cell office:value-type="string" calcext:value-type="string">
            <text:p><text:s/>HK Metals Utam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KI</text:p>
          </table:table-cell>
          <table:table-cell table:formula="of:=CONCATENATE([.A149];&quot;.JK&quot;)" office:value-type="string" office:string-value="HOKI.JK" calcext:value-type="string">
            <text:p>HOKI.JK</text:p>
          </table:table-cell>
          <table:table-cell office:value-type="string" calcext:value-type="string">
            <text:p><text:s/>Buyung Poetra Seinbad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RME</text:p>
          </table:table-cell>
          <table:table-cell table:formula="of:=CONCATENATE([.A150];&quot;.JK&quot;)" office:value-type="string" office:string-value="HRME.JK" calcext:value-type="string">
            <text:p>HRME.JK</text:p>
          </table:table-cell>
          <table:table-cell office:value-type="string" calcext:value-type="string">
            <text:p><text:s/>Menteng Heritage Realty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RTA</text:p>
          </table:table-cell>
          <table:table-cell table:formula="of:=CONCATENATE([.A151];&quot;.JK&quot;)" office:value-type="string" office:string-value="HRTA.JK" calcext:value-type="string">
            <text:p>HRTA.JK</text:p>
          </table:table-cell>
          <table:table-cell office:value-type="string" calcext:value-type="string">
            <text:p><text:s/>Hartadinata Abadi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RUM</text:p>
          </table:table-cell>
          <table:table-cell table:formula="of:=CONCATENATE([.A152];&quot;.JK&quot;)" office:value-type="string" office:string-value="HRUM.JK" calcext:value-type="string">
            <text:p>HRUM.JK</text:p>
          </table:table-cell>
          <table:table-cell office:value-type="string" calcext:value-type="string">
            <text:p><text:s/>Harum Energy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ATA</text:p>
          </table:table-cell>
          <table:table-cell table:formula="of:=CONCATENATE([.A153];&quot;.JK&quot;)" office:value-type="string" office:string-value="IATA.JK" calcext:value-type="string">
            <text:p>IATA.JK</text:p>
          </table:table-cell>
          <table:table-cell office:value-type="string" calcext:value-type="string">
            <text:p><text:s/>Indonesia Transport &amp; Infrastructure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BST</text:p>
          </table:table-cell>
          <table:table-cell table:formula="of:=CONCATENATE([.A154];&quot;.JK&quot;)" office:value-type="string" office:string-value="IBST.JK" calcext:value-type="string">
            <text:p>IBST.JK</text:p>
          </table:table-cell>
          <table:table-cell office:value-type="string" calcext:value-type="string">
            <text:p><text:s/>Inti Bangun Sejahter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BP</text:p>
          </table:table-cell>
          <table:table-cell table:formula="of:=CONCATENATE([.A155];&quot;.JK&quot;)" office:value-type="string" office:string-value="ICBP.JK" calcext:value-type="string">
            <text:p>ICBP.JK</text:p>
          </table:table-cell>
          <table:table-cell office:value-type="string" calcext:value-type="string">
            <text:p><text:s/>Indofood CBP Sukses Makmur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ON</text:p>
          </table:table-cell>
          <table:table-cell table:formula="of:=CONCATENATE([.A156];&quot;.JK&quot;)" office:value-type="string" office:string-value="ICON.JK" calcext:value-type="string">
            <text:p>ICON.JK</text:p>
          </table:table-cell>
          <table:table-cell office:value-type="string" calcext:value-type="string">
            <text:p><text:s/>Island Concepts Indonesia Tbk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DPR</text:p>
          </table:table-cell>
          <table:table-cell table:formula="of:=CONCATENATE([.A157];&quot;.JK&quot;)" office:value-type="string" office:string-value="IDPR.JK" calcext:value-type="string">
            <text:p>IDPR.JK</text:p>
          </table:table-cell>
          <table:table-cell office:value-type="string" calcext:value-type="string">
            <text:p><text:s/>Indonesia Pondasi Ray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GAR</text:p>
          </table:table-cell>
          <table:table-cell table:formula="of:=CONCATENATE([.A158];&quot;.JK&quot;)" office:value-type="string" office:string-value="IGAR.JK" calcext:value-type="string">
            <text:p>IGAR.JK</text:p>
          </table:table-cell>
          <table:table-cell office:value-type="string" calcext:value-type="string">
            <text:p><text:s/>Champion Pacific Indonesi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KP</text:p>
          </table:table-cell>
          <table:table-cell table:formula="of:=CONCATENATE([.A159];&quot;.JK&quot;)" office:value-type="string" office:string-value="IIKP.JK" calcext:value-type="string">
            <text:p>IIKP.JK</text:p>
          </table:table-cell>
          <table:table-cell office:value-type="string" calcext:value-type="string">
            <text:p><text:s/>Inti Agri Resources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KAI</text:p>
          </table:table-cell>
          <table:table-cell table:formula="of:=CONCATENATE([.A160];&quot;.JK&quot;)" office:value-type="string" office:string-value="IKAI.JK" calcext:value-type="string">
            <text:p>IKAI.JK</text:p>
          </table:table-cell>
          <table:table-cell office:value-type="string" calcext:value-type="string">
            <text:p><text:s/>Intikeramik Alamasri Industri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KBI</text:p>
          </table:table-cell>
          <table:table-cell table:formula="of:=CONCATENATE([.A161];&quot;.JK&quot;)" office:value-type="string" office:string-value="IKBI.JK" calcext:value-type="string">
            <text:p>IKBI.JK</text:p>
          </table:table-cell>
          <table:table-cell office:value-type="string" calcext:value-type="string">
            <text:p><text:s/>Sumi Indo Kabel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PC</text:p>
          </table:table-cell>
          <table:table-cell table:formula="of:=CONCATENATE([.A162];&quot;.JK&quot;)" office:value-type="string" office:string-value="IMPC.JK" calcext:value-type="string">
            <text:p>IMPC.JK</text:p>
          </table:table-cell>
          <table:table-cell office:value-type="string" calcext:value-type="string">
            <text:p><text:s/>linpack Pratama Industri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AF</text:p>
          </table:table-cell>
          <table:table-cell table:formula="of:=CONCATENATE([.A163];&quot;.JK&quot;)" office:value-type="string" office:string-value="INAF.JK" calcext:value-type="string">
            <text:p>INAF.JK</text:p>
          </table:table-cell>
          <table:table-cell office:value-type="string" calcext:value-type="string">
            <text:p><text:s/>Indofarma (Persero)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CI</text:p>
          </table:table-cell>
          <table:table-cell table:formula="of:=CONCATENATE([.A164];&quot;.JK&quot;)" office:value-type="string" office:string-value="INCI.JK" calcext:value-type="string">
            <text:p>INCI.JK</text:p>
          </table:table-cell>
          <table:table-cell office:value-type="string" calcext:value-type="string">
            <text:p><text:s/>Intanwijaya Internasional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CO</text:p>
          </table:table-cell>
          <table:table-cell table:formula="of:=CONCATENATE([.A165];&quot;.JK&quot;)" office:value-type="string" office:string-value="INCO.JK" calcext:value-type="string">
            <text:p>INCO.JK</text:p>
          </table:table-cell>
          <table:table-cell office:value-type="string" calcext:value-type="string">
            <text:p><text:s/>Vale Indonesi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F</text:p>
          </table:table-cell>
          <table:table-cell table:formula="of:=CONCATENATE([.A166];&quot;.JK&quot;)" office:value-type="string" office:string-value="INDF.JK" calcext:value-type="string">
            <text:p>INDF.JK</text:p>
          </table:table-cell>
          <table:table-cell office:value-type="string" calcext:value-type="string">
            <text:p><text:s/>Indofood Sukses Makmur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R</text:p>
          </table:table-cell>
          <table:table-cell table:formula="of:=CONCATENATE([.A167];&quot;.JK&quot;)" office:value-type="string" office:string-value="INDR.JK" calcext:value-type="string">
            <text:p>INDR.JK</text:p>
          </table:table-cell>
          <table:table-cell office:value-type="string" calcext:value-type="string">
            <text:p><text:s/>Indo-Rama Synthetics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S</text:p>
          </table:table-cell>
          <table:table-cell table:formula="of:=CONCATENATE([.A168];&quot;.JK&quot;)" office:value-type="string" office:string-value="INDS.JK" calcext:value-type="string">
            <text:p>INDS.JK</text:p>
          </table:table-cell>
          <table:table-cell office:value-type="string" calcext:value-type="string">
            <text:p><text:s/>Indospring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DY</text:p>
          </table:table-cell>
          <table:table-cell table:formula="of:=CONCATENATE([.A169];&quot;.JK&quot;)" office:value-type="string" office:string-value="INDY.JK" calcext:value-type="string">
            <text:p>INDY.JK</text:p>
          </table:table-cell>
          <table:table-cell office:value-type="string" calcext:value-type="string">
            <text:p><text:s/>Indika Energy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PP</text:p>
          </table:table-cell>
          <table:table-cell table:formula="of:=CONCATENATE([.A170];&quot;.JK&quot;)" office:value-type="string" office:string-value="INPP.JK" calcext:value-type="string">
            <text:p>INPP.JK</text:p>
          </table:table-cell>
          <table:table-cell office:value-type="string" calcext:value-type="string">
            <text:p><text:s/>Indonesian Paradise Property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PS</text:p>
          </table:table-cell>
          <table:table-cell table:formula="of:=CONCATENATE([.A171];&quot;.JK&quot;)" office:value-type="string" office:string-value="INPS.JK" calcext:value-type="string">
            <text:p>INPS.JK</text:p>
          </table:table-cell>
          <table:table-cell office:value-type="string" calcext:value-type="string">
            <text:p><text:s/>Indah Prakasa Sentos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D</text:p>
          </table:table-cell>
          <table:table-cell table:formula="of:=CONCATENATE([.A172];&quot;.JK&quot;)" office:value-type="string" office:string-value="INTD.JK" calcext:value-type="string">
            <text:p>INTD.JK</text:p>
          </table:table-cell>
          <table:table-cell office:value-type="string" calcext:value-type="string">
            <text:p><text:s/>Inter Delt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P</text:p>
          </table:table-cell>
          <table:table-cell table:formula="of:=CONCATENATE([.A173];&quot;.JK&quot;)" office:value-type="string" office:string-value="INTP.JK" calcext:value-type="string">
            <text:p>INTP.JK</text:p>
          </table:table-cell>
          <table:table-cell office:value-type="string" calcext:value-type="string">
            <text:p><text:s/>Indocement Tunggal Prakars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PCC</text:p>
          </table:table-cell>
          <table:table-cell table:formula="of:=CONCATENATE([.A174];&quot;.JK&quot;)" office:value-type="string" office:string-value="IPCC.JK" calcext:value-type="string">
            <text:p>IPCC.JK</text:p>
          </table:table-cell>
          <table:table-cell office:value-type="string" calcext:value-type="string">
            <text:p><text:s/>Indonesia Kendaraan Terminal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PCM</text:p>
          </table:table-cell>
          <table:table-cell table:formula="of:=CONCATENATE([.A175];&quot;.JK&quot;)" office:value-type="string" office:string-value="IPCM.JK" calcext:value-type="string">
            <text:p>IPCM.JK</text:p>
          </table:table-cell>
          <table:table-cell office:value-type="string" calcext:value-type="string">
            <text:p><text:s/>Jasa Armada Indonesi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POL</text:p>
          </table:table-cell>
          <table:table-cell table:formula="of:=CONCATENATE([.A176];&quot;.JK&quot;)" office:value-type="string" office:string-value="IPOL.JK" calcext:value-type="string">
            <text:p>IPOL.JK</text:p>
          </table:table-cell>
          <table:table-cell office:value-type="string" calcext:value-type="string">
            <text:p><text:s/>Indopoly Swakarsa Industry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SAT</text:p>
          </table:table-cell>
          <table:table-cell table:formula="of:=CONCATENATE([.A177];&quot;.JK&quot;)" office:value-type="string" office:string-value="ISAT.JK" calcext:value-type="string">
            <text:p>ISAT.JK</text:p>
          </table:table-cell>
          <table:table-cell office:value-type="string" calcext:value-type="string">
            <text:p><text:s/>Indosat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TMA</text:p>
          </table:table-cell>
          <table:table-cell table:formula="of:=CONCATENATE([.A178];&quot;.JK&quot;)" office:value-type="string" office:string-value="ITMA.JK" calcext:value-type="string">
            <text:p>ITMA.JK</text:p>
          </table:table-cell>
          <table:table-cell office:value-type="string" calcext:value-type="string">
            <text:p><text:s/>Sumber Energi Andalan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TMG</text:p>
          </table:table-cell>
          <table:table-cell table:formula="of:=CONCATENATE([.A179];&quot;.JK&quot;)" office:value-type="string" office:string-value="ITMG.JK" calcext:value-type="string">
            <text:p>ITMG.JK</text:p>
          </table:table-cell>
          <table:table-cell office:value-type="string" calcext:value-type="string">
            <text:p><text:s/>Indo Tambangraya Megah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TTG</text:p>
          </table:table-cell>
          <table:table-cell table:formula="of:=CONCATENATE([.A180];&quot;.JK&quot;)" office:value-type="string" office:string-value="ITTG.JK" calcext:value-type="string">
            <text:p>ITTG.JK</text:p>
          </table:table-cell>
          <table:table-cell office:value-type="string" calcext:value-type="string">
            <text:p><text:s/>Leo Investments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ST</text:p>
          </table:table-cell>
          <table:table-cell table:formula="of:=CONCATENATE([.A181];&quot;.JK&quot;)" office:value-type="string" office:string-value="JAST.JK" calcext:value-type="string">
            <text:p>JAST.JK</text:p>
          </table:table-cell>
          <table:table-cell office:value-type="string" calcext:value-type="string">
            <text:p><text:s/>Jasnita Telekom indo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CC</text:p>
          </table:table-cell>
          <table:table-cell table:formula="of:=CONCATENATE([.A182];&quot;.JK&quot;)" office:value-type="string" office:string-value="JECC.JK" calcext:value-type="string">
            <text:p>JECC.JK</text:p>
          </table:table-cell>
          <table:table-cell office:value-type="string" calcext:value-type="string">
            <text:p><text:s/>Jembo Cable Company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GLE</text:p>
          </table:table-cell>
          <table:table-cell table:formula="of:=CONCATENATE([.A183];&quot;.JK&quot;)" office:value-type="string" office:string-value="JGLE.JK" calcext:value-type="string">
            <text:p>JGLE.JK</text:p>
          </table:table-cell>
          <table:table-cell office:value-type="string" calcext:value-type="string">
            <text:p><text:s/>Graha Andrasentra Propertindo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IHD</text:p>
          </table:table-cell>
          <table:table-cell table:formula="of:=CONCATENATE([.A184];&quot;.JK&quot;)" office:value-type="string" office:string-value="JIHD.JK" calcext:value-type="string">
            <text:p>JIHD.JK</text:p>
          </table:table-cell>
          <table:table-cell office:value-type="string" calcext:value-type="string">
            <text:p><text:s/>Jakarta International Hotels &amp; Development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KON</text:p>
          </table:table-cell>
          <table:table-cell table:formula="of:=CONCATENATE([.A185];&quot;.JK&quot;)" office:value-type="string" office:string-value="JKON.JK" calcext:value-type="string">
            <text:p>JKON.JK</text:p>
          </table:table-cell>
          <table:table-cell office:value-type="string" calcext:value-type="string">
            <text:p><text:s/>Jaya Konstruksi Manggala Pratam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KSW</text:p>
          </table:table-cell>
          <table:table-cell table:formula="of:=CONCATENATE([.A186];&quot;.JK&quot;)" office:value-type="string" office:string-value="JKSW.JK" calcext:value-type="string">
            <text:p>JKSW.JK</text:p>
          </table:table-cell>
          <table:table-cell office:value-type="string" calcext:value-type="string">
            <text:p><text:s/>Jakarta Kyoei Steel Works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MAS</text:p>
          </table:table-cell>
          <table:table-cell table:formula="of:=CONCATENATE([.A187];&quot;.JK&quot;)" office:value-type="string" office:string-value="JMAS.JK" calcext:value-type="string">
            <text:p>JMAS.JK</text:p>
          </table:table-cell>
          <table:table-cell office:value-type="string" calcext:value-type="string">
            <text:p><text:s/>Asuransi Jiwa Syariah Jasa Mitra Abadi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PFA</text:p>
          </table:table-cell>
          <table:table-cell table:formula="of:=CONCATENATE([.A188];&quot;.JK&quot;)" office:value-type="string" office:string-value="JPFA.JK" calcext:value-type="string">
            <text:p>JPFA.JK</text:p>
          </table:table-cell>
          <table:table-cell office:value-type="string" calcext:value-type="string">
            <text:p><text:s/>Japfa Comfeed Indonesi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RPT</text:p>
          </table:table-cell>
          <table:table-cell table:formula="of:=CONCATENATE([.A189];&quot;.JK&quot;)" office:value-type="string" office:string-value="JRPT.JK" calcext:value-type="string">
            <text:p>JRPT.JK</text:p>
          </table:table-cell>
          <table:table-cell office:value-type="string" calcext:value-type="string">
            <text:p><text:s/>Jaya Real Property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SMR</text:p>
          </table:table-cell>
          <table:table-cell table:formula="of:=CONCATENATE([.A190];&quot;.JK&quot;)" office:value-type="string" office:string-value="JSMR.JK" calcext:value-type="string">
            <text:p>JSMR.JK</text:p>
          </table:table-cell>
          <table:table-cell office:value-type="string" calcext:value-type="string">
            <text:p><text:s/>Jasa Marga (Persero)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SPT</text:p>
          </table:table-cell>
          <table:table-cell table:formula="of:=CONCATENATE([.A191];&quot;.JK&quot;)" office:value-type="string" office:string-value="JSPT.JK" calcext:value-type="string">
            <text:p>JSPT.JK</text:p>
          </table:table-cell>
          <table:table-cell office:value-type="string" calcext:value-type="string">
            <text:p><text:s/>Jakarta Setiabudi Internasional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TPE</text:p>
          </table:table-cell>
          <table:table-cell table:formula="of:=CONCATENATE([.A192];&quot;.JK&quot;)" office:value-type="string" office:string-value="JTPE.JK" calcext:value-type="string">
            <text:p>JTPE.JK</text:p>
          </table:table-cell>
          <table:table-cell office:value-type="string" calcext:value-type="string">
            <text:p><text:s/>Jasuindo Tiga Perkas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AEF</text:p>
          </table:table-cell>
          <table:table-cell table:formula="of:=CONCATENATE([.A193];&quot;.JK&quot;)" office:value-type="string" office:string-value="KAEF.JK" calcext:value-type="string">
            <text:p>KAEF.JK</text:p>
          </table:table-cell>
          <table:table-cell office:value-type="string" calcext:value-type="string">
            <text:p><text:s/>Kimia Farina (Persero)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ARW</text:p>
          </table:table-cell>
          <table:table-cell table:formula="of:=CONCATENATE([.A194];&quot;.JK&quot;)" office:value-type="string" office:string-value="KARW.JK" calcext:value-type="string">
            <text:p>KARW.JK</text:p>
          </table:table-cell>
          <table:table-cell office:value-type="string" calcext:value-type="string">
            <text:p><text:s/>ICTSI Jasa Prim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AYU</text:p>
          </table:table-cell>
          <table:table-cell table:formula="of:=CONCATENATE([.A195];&quot;.JK&quot;)" office:value-type="string" office:string-value="KAYU.JK" calcext:value-type="string">
            <text:p>KAYU.JK</text:p>
          </table:table-cell>
          <table:table-cell office:value-type="string" calcext:value-type="string">
            <text:p><text:s/>Darmi Bersaudar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BLI</text:p>
          </table:table-cell>
          <table:table-cell table:formula="of:=CONCATENATE([.A196];&quot;.JK&quot;)" office:value-type="string" office:string-value="KBLI.JK" calcext:value-type="string">
            <text:p>KBLI.JK</text:p>
          </table:table-cell>
          <table:table-cell office:value-type="string" calcext:value-type="string">
            <text:p><text:s/>KM I Wire &amp; Cable Tbk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BLM</text:p>
          </table:table-cell>
          <table:table-cell table:formula="of:=CONCATENATE([.A197];&quot;.JK&quot;)" office:value-type="string" office:string-value="KBLM.JK" calcext:value-type="string">
            <text:p>KBLM.JK</text:p>
          </table:table-cell>
          <table:table-cell office:value-type="string" calcext:value-type="string">
            <text:p><text:s/>Kabelindo Murni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BLV</text:p>
          </table:table-cell>
          <table:table-cell table:formula="of:=CONCATENATE([.A198];&quot;.JK&quot;)" office:value-type="string" office:string-value="KBLV.JK" calcext:value-type="string">
            <text:p>KBLV.JK</text:p>
          </table:table-cell>
          <table:table-cell office:value-type="string" calcext:value-type="string">
            <text:p><text:s/>First Medi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DSI</text:p>
          </table:table-cell>
          <table:table-cell table:formula="of:=CONCATENATE([.A199];&quot;.JK&quot;)" office:value-type="string" office:string-value="KDSI.JK" calcext:value-type="string">
            <text:p>KDSI.JK</text:p>
          </table:table-cell>
          <table:table-cell office:value-type="string" calcext:value-type="string">
            <text:p><text:s/>Kedawung Setia Industrial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IAS</text:p>
          </table:table-cell>
          <table:table-cell table:formula="of:=CONCATENATE([.A200];&quot;.JK&quot;)" office:value-type="string" office:string-value="KIAS.JK" calcext:value-type="string">
            <text:p>KIAS.JK</text:p>
          </table:table-cell>
          <table:table-cell office:value-type="string" calcext:value-type="string">
            <text:p><text:s/>Keramika Indonesia Assosiasi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ICI</text:p>
          </table:table-cell>
          <table:table-cell table:formula="of:=CONCATENATE([.A201];&quot;.JK&quot;)" office:value-type="string" office:string-value="KICI.JK" calcext:value-type="string">
            <text:p>KICI.JK</text:p>
          </table:table-cell>
          <table:table-cell office:value-type="string" calcext:value-type="string">
            <text:p><text:s/>Kedaung Indah Can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IJA</text:p>
          </table:table-cell>
          <table:table-cell table:formula="of:=CONCATENATE([.A202];&quot;.JK&quot;)" office:value-type="string" office:string-value="KIJA.JK" calcext:value-type="string">
            <text:p>KIJA.JK</text:p>
          </table:table-cell>
          <table:table-cell office:value-type="string" calcext:value-type="string">
            <text:p><text:s/>Kawasan Industri Jababek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INO</text:p>
          </table:table-cell>
          <table:table-cell table:formula="of:=CONCATENATE([.A203];&quot;.JK&quot;)" office:value-type="string" office:string-value="KINO.JK" calcext:value-type="string">
            <text:p>KINO.JK</text:p>
          </table:table-cell>
          <table:table-cell office:value-type="string" calcext:value-type="string">
            <text:p><text:s/>Kino Indonesi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IOS</text:p>
          </table:table-cell>
          <table:table-cell table:formula="of:=CONCATENATE([.A204];&quot;.JK&quot;)" office:value-type="string" office:string-value="KIOS.JK" calcext:value-type="string">
            <text:p>KIOS.JK</text:p>
          </table:table-cell>
          <table:table-cell office:value-type="string" calcext:value-type="string">
            <text:p><text:s/>Kioson Komersial Indonesi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JEN</text:p>
          </table:table-cell>
          <table:table-cell table:formula="of:=CONCATENATE([.A205];&quot;.JK&quot;)" office:value-type="string" office:string-value="KJEN.JK" calcext:value-type="string">
            <text:p>KJEN.JK</text:p>
          </table:table-cell>
          <table:table-cell office:value-type="string" calcext:value-type="string">
            <text:p><text:s/>Krida Jaringan Nusantar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KGI</text:p>
          </table:table-cell>
          <table:table-cell table:formula="of:=CONCATENATE([.A206];&quot;.JK&quot;)" office:value-type="string" office:string-value="KKGI.JK" calcext:value-type="string">
            <text:p>KKGI.JK</text:p>
          </table:table-cell>
          <table:table-cell office:value-type="string" calcext:value-type="string">
            <text:p><text:s/>Resource A lam Indonesi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LBF</text:p>
          </table:table-cell>
          <table:table-cell table:formula="of:=CONCATENATE([.A207];&quot;.JK&quot;)" office:value-type="string" office:string-value="KLBF.JK" calcext:value-type="string">
            <text:p>KLBF.JK</text:p>
          </table:table-cell>
          <table:table-cell office:value-type="string" calcext:value-type="string">
            <text:p><text:s/>Kalbe Farm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OBX</text:p>
          </table:table-cell>
          <table:table-cell table:formula="of:=CONCATENATE([.A208];&quot;.JK&quot;)" office:value-type="string" office:string-value="KOBX.JK" calcext:value-type="string">
            <text:p>KOBX.JK</text:p>
          </table:table-cell>
          <table:table-cell office:value-type="string" calcext:value-type="string">
            <text:p><text:s/>Kobexindo Tractors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OIN</text:p>
          </table:table-cell>
          <table:table-cell table:formula="of:=CONCATENATE([.A209];&quot;.JK&quot;)" office:value-type="string" office:string-value="KOIN.JK" calcext:value-type="string">
            <text:p>KOIN.JK</text:p>
          </table:table-cell>
          <table:table-cell office:value-type="string" calcext:value-type="string">
            <text:p><text:s/>Kokoh Inti Arebam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OPI</text:p>
          </table:table-cell>
          <table:table-cell table:formula="of:=CONCATENATE([.A210];&quot;.JK&quot;)" office:value-type="string" office:string-value="KOPI.JK" calcext:value-type="string">
            <text:p>KOPI.JK</text:p>
          </table:table-cell>
          <table:table-cell office:value-type="string" calcext:value-type="string">
            <text:p><text:s/>Mitra Energi Fersad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OTA</text:p>
          </table:table-cell>
          <table:table-cell table:formula="of:=CONCATENATE([.A211];&quot;.JK&quot;)" office:value-type="string" office:string-value="KOTA.JK" calcext:value-type="string">
            <text:p>KOTA.JK</text:p>
          </table:table-cell>
          <table:table-cell office:value-type="string" calcext:value-type="string">
            <text:p><text:s/>DMS Propertindo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PAS</text:p>
          </table:table-cell>
          <table:table-cell table:formula="of:=CONCATENATE([.A212];&quot;.JK&quot;)" office:value-type="string" office:string-value="KPAS.JK" calcext:value-type="string">
            <text:p>KPAS.JK</text:p>
          </table:table-cell>
          <table:table-cell office:value-type="string" calcext:value-type="string">
            <text:p><text:s/>Cottonindo Ariest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PIG</text:p>
          </table:table-cell>
          <table:table-cell table:formula="of:=CONCATENATE([.A213];&quot;.JK&quot;)" office:value-type="string" office:string-value="KPIG.JK" calcext:value-type="string">
            <text:p>KPIG.JK</text:p>
          </table:table-cell>
          <table:table-cell office:value-type="string" calcext:value-type="string">
            <text:p><text:s/>MNC Land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REN</text:p>
          </table:table-cell>
          <table:table-cell table:formula="of:=CONCATENATE([.A214];&quot;.JK&quot;)" office:value-type="string" office:string-value="KREN.JK" calcext:value-type="string">
            <text:p>KREN.JK</text:p>
          </table:table-cell>
          <table:table-cell office:value-type="string" calcext:value-type="string">
            <text:p><text:s/>Kresna Graha Investam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ND</text:p>
          </table:table-cell>
          <table:table-cell table:formula="of:=CONCATENATE([.A215];&quot;.JK&quot;)" office:value-type="string" office:string-value="LAND.JK" calcext:value-type="string">
            <text:p>LAND.JK</text:p>
          </table:table-cell>
          <table:table-cell office:value-type="string" calcext:value-type="string">
            <text:p><text:s/>Trimitra Propertindo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PD</text:p>
          </table:table-cell>
          <table:table-cell table:formula="of:=CONCATENATE([.A216];&quot;.JK&quot;)" office:value-type="string" office:string-value="LAPD.JK" calcext:value-type="string">
            <text:p>LAPD.JK</text:p>
          </table:table-cell>
          <table:table-cell office:value-type="string" calcext:value-type="string">
            <text:p><text:s/>Leyand International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CKM</text:p>
          </table:table-cell>
          <table:table-cell table:formula="of:=CONCATENATE([.A217];&quot;.JK&quot;)" office:value-type="string" office:string-value="LCKM.JK" calcext:value-type="string">
            <text:p>LCKM.JK</text:p>
          </table:table-cell>
          <table:table-cell office:value-type="string" calcext:value-type="string">
            <text:p><text:s/>LCK Global Kedaton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NK</text:p>
          </table:table-cell>
          <table:table-cell table:formula="of:=CONCATENATE([.A218];&quot;.JK&quot;)" office:value-type="string" office:string-value="LINK.JK" calcext:value-type="string">
            <text:p>LINK.JK</text:p>
          </table:table-cell>
          <table:table-cell office:value-type="string" calcext:value-type="string">
            <text:p><text:s/>Link Net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ON</text:p>
          </table:table-cell>
          <table:table-cell table:formula="of:=CONCATENATE([.A219];&quot;.JK&quot;)" office:value-type="string" office:string-value="LION.JK" calcext:value-type="string">
            <text:p>LION.JK</text:p>
          </table:table-cell>
          <table:table-cell office:value-type="string" calcext:value-type="string">
            <text:p><text:s/>Lion Metal Works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MPI</text:p>
          </table:table-cell>
          <table:table-cell table:formula="of:=CONCATENATE([.A220];&quot;.JK&quot;)" office:value-type="string" office:string-value="LMPI.JK" calcext:value-type="string">
            <text:p>LMPI.JK</text:p>
          </table:table-cell>
          <table:table-cell office:value-type="string" calcext:value-type="string">
            <text:p><text:s/>Langgeng Makmur Industri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MSH</text:p>
          </table:table-cell>
          <table:table-cell table:formula="of:=CONCATENATE([.A221];&quot;.JK&quot;)" office:value-type="string" office:string-value="LMSH.JK" calcext:value-type="string">
            <text:p>LMSH.JK</text:p>
          </table:table-cell>
          <table:table-cell office:value-type="string" calcext:value-type="string">
            <text:p><text:s/>Lionmesh Prim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PCK</text:p>
          </table:table-cell>
          <table:table-cell table:formula="of:=CONCATENATE([.A222];&quot;.JK&quot;)" office:value-type="string" office:string-value="LPCK.JK" calcext:value-type="string">
            <text:p>LPCK.JK</text:p>
          </table:table-cell>
          <table:table-cell office:value-type="string" calcext:value-type="string">
            <text:p><text:s/>Lippo Cikarang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PIN</text:p>
          </table:table-cell>
          <table:table-cell table:formula="of:=CONCATENATE([.A223];&quot;.JK&quot;)" office:value-type="string" office:string-value="LPIN.JK" calcext:value-type="string">
            <text:p>LPIN.JK</text:p>
          </table:table-cell>
          <table:table-cell office:value-type="string" calcext:value-type="string">
            <text:p><text:s/>Multi Prima Sejahter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PKR</text:p>
          </table:table-cell>
          <table:table-cell table:formula="of:=CONCATENATE([.A224];&quot;.JK&quot;)" office:value-type="string" office:string-value="LPKR.JK" calcext:value-type="string">
            <text:p>LPKR.JK</text:p>
          </table:table-cell>
          <table:table-cell office:value-type="string" calcext:value-type="string">
            <text:p><text:s/>Lippo Karawaci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PPF</text:p>
          </table:table-cell>
          <table:table-cell table:formula="of:=CONCATENATE([.A225];&quot;.JK&quot;)" office:value-type="string" office:string-value="LPPF.JK" calcext:value-type="string">
            <text:p>LPPF.JK</text:p>
          </table:table-cell>
          <table:table-cell office:value-type="string" calcext:value-type="string">
            <text:p><text:s/>Matahari Department Store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RNA</text:p>
          </table:table-cell>
          <table:table-cell table:formula="of:=CONCATENATE([.A226];&quot;.JK&quot;)" office:value-type="string" office:string-value="LRNA.JK" calcext:value-type="string">
            <text:p>LRNA.JK</text:p>
          </table:table-cell>
          <table:table-cell office:value-type="string" calcext:value-type="string">
            <text:p><text:s/>Eka Sari Lorena Transport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SIP</text:p>
          </table:table-cell>
          <table:table-cell table:formula="of:=CONCATENATE([.A227];&quot;.JK&quot;)" office:value-type="string" office:string-value="LSIP.JK" calcext:value-type="string">
            <text:p>LSIP.JK</text:p>
          </table:table-cell>
          <table:table-cell office:value-type="string" calcext:value-type="string">
            <text:p><text:s/>PP London Sumatra Indonesi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TLS</text:p>
          </table:table-cell>
          <table:table-cell table:formula="of:=CONCATENATE([.A228];&quot;.JK&quot;)" office:value-type="string" office:string-value="LTLS.JK" calcext:value-type="string">
            <text:p>LTLS.JK</text:p>
          </table:table-cell>
          <table:table-cell office:value-type="string" calcext:value-type="string">
            <text:p><text:s/>Lautan Luas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CK</text:p>
          </table:table-cell>
          <table:table-cell table:formula="of:=CONCATENATE([.A229];&quot;.JK&quot;)" office:value-type="string" office:string-value="LUCK.JK" calcext:value-type="string">
            <text:p>LUCK.JK</text:p>
          </table:table-cell>
          <table:table-cell office:value-type="string" calcext:value-type="string">
            <text:p><text:s/>Sentral Mitra Informatik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GP</text:p>
          </table:table-cell>
          <table:table-cell table:formula="of:=CONCATENATE([.A230];&quot;.JK&quot;)" office:value-type="string" office:string-value="MAGP.JK" calcext:value-type="string">
            <text:p>MAGP.JK</text:p>
          </table:table-cell>
          <table:table-cell office:value-type="string" calcext:value-type="string">
            <text:p><text:s/>Multi Agro Gemilang Plantation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IN</text:p>
          </table:table-cell>
          <table:table-cell table:formula="of:=CONCATENATE([.A231];&quot;.JK&quot;)" office:value-type="string" office:string-value="MAIN.JK" calcext:value-type="string">
            <text:p>MAIN.JK</text:p>
          </table:table-cell>
          <table:table-cell office:value-type="string" calcext:value-type="string">
            <text:p><text:s/>Malindo Feedmill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MI</text:p>
          </table:table-cell>
          <table:table-cell table:formula="of:=CONCATENATE([.A232];&quot;.JK&quot;)" office:value-type="string" office:string-value="MAMI.JK" calcext:value-type="string">
            <text:p>MAMI.JK</text:p>
          </table:table-cell>
          <table:table-cell office:value-type="string" calcext:value-type="string">
            <text:p><text:s/>Mas Murni Indonesi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PB</text:p>
          </table:table-cell>
          <table:table-cell table:formula="of:=CONCATENATE([.A233];&quot;.JK&quot;)" office:value-type="string" office:string-value="MAPB.JK" calcext:value-type="string">
            <text:p>MAPB.JK</text:p>
          </table:table-cell>
          <table:table-cell office:value-type="string" calcext:value-type="string">
            <text:p><text:s/>MAP Boga Adiperkas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PI</text:p>
          </table:table-cell>
          <table:table-cell table:formula="of:=CONCATENATE([.A234];&quot;.JK&quot;)" office:value-type="string" office:string-value="MAPI.JK" calcext:value-type="string">
            <text:p>MAPI.JK</text:p>
          </table:table-cell>
          <table:table-cell office:value-type="string" calcext:value-type="string">
            <text:p><text:s/>Mitra Adiperkas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K</text:p>
          </table:table-cell>
          <table:table-cell table:formula="of:=CONCATENATE([.A235];&quot;.JK&quot;)" office:value-type="string" office:string-value="MARK.JK" calcext:value-type="string">
            <text:p>MARK.JK</text:p>
          </table:table-cell>
          <table:table-cell office:value-type="string" calcext:value-type="string">
            <text:p><text:s/>Mark Dynamics Indonesia Tbk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PA</text:p>
          </table:table-cell>
          <table:table-cell table:formula="of:=CONCATENATE([.A236];&quot;.JK&quot;)" office:value-type="string" office:string-value="MAPA.JK" calcext:value-type="string">
            <text:p>MAPA.JK</text:p>
          </table:table-cell>
          <table:table-cell office:value-type="string" calcext:value-type="string">
            <text:p><text:s/>Map Aktif Adiperkas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SA</text:p>
          </table:table-cell>
          <table:table-cell table:formula="of:=CONCATENATE([.A237];&quot;.JK&quot;)" office:value-type="string" office:string-value="MASA.JK" calcext:value-type="string">
            <text:p>MASA.JK</text:p>
          </table:table-cell>
          <table:table-cell office:value-type="string" calcext:value-type="string">
            <text:p><text:s/>Multistrada Arah Saran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BAP</text:p>
          </table:table-cell>
          <table:table-cell table:formula="of:=CONCATENATE([.A238];&quot;.JK&quot;)" office:value-type="string" office:string-value="MBAP.JK" calcext:value-type="string">
            <text:p>MBAP.JK</text:p>
          </table:table-cell>
          <table:table-cell office:value-type="string" calcext:value-type="string">
            <text:p><text:s/>Mitrabara Adiperdan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BSS</text:p>
          </table:table-cell>
          <table:table-cell table:formula="of:=CONCATENATE([.A239];&quot;.JK&quot;)" office:value-type="string" office:string-value="MBSS.JK" calcext:value-type="string">
            <text:p>MBSS.JK</text:p>
          </table:table-cell>
          <table:table-cell office:value-type="string" calcext:value-type="string">
            <text:p><text:s/>Mitrabahtera Segara Sejati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BTO</text:p>
          </table:table-cell>
          <table:table-cell table:formula="of:=CONCATENATE([.A240];&quot;.JK&quot;)" office:value-type="string" office:string-value="MBTO.JK" calcext:value-type="string">
            <text:p>MBTO.JK</text:p>
          </table:table-cell>
          <table:table-cell office:value-type="string" calcext:value-type="string">
            <text:p><text:s/>Martina Berto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CAS</text:p>
          </table:table-cell>
          <table:table-cell table:formula="of:=CONCATENATE([.A241];&quot;.JK&quot;)" office:value-type="string" office:string-value="MCAS.JK" calcext:value-type="string">
            <text:p>MCAS.JK</text:p>
          </table:table-cell>
          <table:table-cell office:value-type="string" calcext:value-type="string">
            <text:p><text:s/>M Cash Integrasi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DKA</text:p>
          </table:table-cell>
          <table:table-cell table:formula="of:=CONCATENATE([.A242];&quot;.JK&quot;)" office:value-type="string" office:string-value="MDKA.JK" calcext:value-type="string">
            <text:p>MDKA.JK</text:p>
          </table:table-cell>
          <table:table-cell office:value-type="string" calcext:value-type="string">
            <text:p><text:s/>Merdeka Copper Gold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DKI</text:p>
          </table:table-cell>
          <table:table-cell table:formula="of:=CONCATENATE([.A243];&quot;.JK&quot;)" office:value-type="string" office:string-value="MDKI.JK" calcext:value-type="string">
            <text:p>MDKI.JK</text:p>
          </table:table-cell>
          <table:table-cell office:value-type="string" calcext:value-type="string">
            <text:p><text:s/>Emdcki Utam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K</text:p>
          </table:table-cell>
          <table:table-cell table:formula="of:=CONCATENATE([.A244];&quot;.JK&quot;)" office:value-type="string" office:string-value="MERK.JK" calcext:value-type="string">
            <text:p>MERK.JK</text:p>
          </table:table-cell>
          <table:table-cell office:value-type="string" calcext:value-type="string">
            <text:p><text:s/>Merck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TA</text:p>
          </table:table-cell>
          <table:table-cell table:formula="of:=CONCATENATE([.A245];&quot;.JK&quot;)" office:value-type="string" office:string-value="META.JK" calcext:value-type="string">
            <text:p>META.JK</text:p>
          </table:table-cell>
          <table:table-cell office:value-type="string" calcext:value-type="string">
            <text:p><text:s/>Nusantara Infrastructure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FMI</text:p>
          </table:table-cell>
          <table:table-cell table:formula="of:=CONCATENATE([.A246];&quot;.JK&quot;)" office:value-type="string" office:string-value="MFMI.JK" calcext:value-type="string">
            <text:p>MFMI.JK</text:p>
          </table:table-cell>
          <table:table-cell office:value-type="string" calcext:value-type="string">
            <text:p><text:s/>Multifiling Mitra Indonesi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GRO</text:p>
          </table:table-cell>
          <table:table-cell table:formula="of:=CONCATENATE([.A247];&quot;.JK&quot;)" office:value-type="string" office:string-value="MGRO.JK" calcext:value-type="string">
            <text:p>MGRO.JK</text:p>
          </table:table-cell>
          <table:table-cell office:value-type="string" calcext:value-type="string">
            <text:p><text:s/>Mahkota Group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CE</text:p>
          </table:table-cell>
          <table:table-cell table:formula="of:=CONCATENATE([.A248];&quot;.JK&quot;)" office:value-type="string" office:string-value="MICE.JK" calcext:value-type="string">
            <text:p>MICE.JK</text:p>
          </table:table-cell>
          <table:table-cell office:value-type="string" calcext:value-type="string">
            <text:p><text:s/>Multi Indocitr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KA</text:p>
          </table:table-cell>
          <table:table-cell table:formula="of:=CONCATENATE([.A249];&quot;.JK&quot;)" office:value-type="string" office:string-value="MIKA.JK" calcext:value-type="string">
            <text:p>MIKA.JK</text:p>
          </table:table-cell>
          <table:table-cell office:value-type="string" calcext:value-type="string">
            <text:p><text:s/>Mitra Keluarga Karyasehat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A</text:p>
          </table:table-cell>
          <table:table-cell table:formula="of:=CONCATENATE([.A250];&quot;.JK&quot;)" office:value-type="string" office:string-value="MINA.JK" calcext:value-type="string">
            <text:p>MINA.JK</text:p>
          </table:table-cell>
          <table:table-cell office:value-type="string" calcext:value-type="string">
            <text:p><text:s/>Sanurhasta Mitr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RA</text:p>
          </table:table-cell>
          <table:table-cell table:formula="of:=CONCATENATE([.A251];&quot;.JK&quot;)" office:value-type="string" office:string-value="MIRA.JK" calcext:value-type="string">
            <text:p>MIRA.JK</text:p>
          </table:table-cell>
          <table:table-cell office:value-type="string" calcext:value-type="string">
            <text:p><text:s/>Mitra International Resources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KPI</text:p>
          </table:table-cell>
          <table:table-cell table:formula="of:=CONCATENATE([.A252];&quot;.JK&quot;)" office:value-type="string" office:string-value="MKPI.JK" calcext:value-type="string">
            <text:p>MKPI.JK</text:p>
          </table:table-cell>
          <table:table-cell office:value-type="string" calcext:value-type="string">
            <text:p><text:s/>Metropolitan Kentjan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LIA</text:p>
          </table:table-cell>
          <table:table-cell table:formula="of:=CONCATENATE([.A253];&quot;.JK&quot;)" office:value-type="string" office:string-value="MLIA.JK" calcext:value-type="string">
            <text:p>MLIA.JK</text:p>
          </table:table-cell>
          <table:table-cell office:value-type="string" calcext:value-type="string">
            <text:p><text:s/>Mulia Industrindo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LPL</text:p>
          </table:table-cell>
          <table:table-cell table:formula="of:=CONCATENATE([.A254];&quot;.JK&quot;)" office:value-type="string" office:string-value="MLPL.JK" calcext:value-type="string">
            <text:p>MLPL.JK</text:p>
          </table:table-cell>
          <table:table-cell office:value-type="string" calcext:value-type="string">
            <text:p><text:s/>Multipolar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LPT</text:p>
          </table:table-cell>
          <table:table-cell table:formula="of:=CONCATENATE([.A255];&quot;.JK&quot;)" office:value-type="string" office:string-value="MLPT.JK" calcext:value-type="string">
            <text:p>MLPT.JK</text:p>
          </table:table-cell>
          <table:table-cell office:value-type="string" calcext:value-type="string">
            <text:p><text:s/>Multipolar Technology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MLP</text:p>
          </table:table-cell>
          <table:table-cell table:formula="of:=CONCATENATE([.A256];&quot;.JK&quot;)" office:value-type="string" office:string-value="MMLP.JK" calcext:value-type="string">
            <text:p>MMLP.JK</text:p>
          </table:table-cell>
          <table:table-cell office:value-type="string" calcext:value-type="string">
            <text:p><text:s/>Mega Manunggal Property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NCN</text:p>
          </table:table-cell>
          <table:table-cell table:formula="of:=CONCATENATE([.A257];&quot;.JK&quot;)" office:value-type="string" office:string-value="MNCN.JK" calcext:value-type="string">
            <text:p>MNCN.JK</text:p>
          </table:table-cell>
          <table:table-cell office:value-type="string" calcext:value-type="string">
            <text:p><text:s/>Media Nusantara Citr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PMX</text:p>
          </table:table-cell>
          <table:table-cell table:formula="of:=CONCATENATE([.A258];&quot;.JK&quot;)" office:value-type="string" office:string-value="MPMX.JK" calcext:value-type="string">
            <text:p>MPMX.JK</text:p>
          </table:table-cell>
          <table:table-cell office:value-type="string" calcext:value-type="string">
            <text:p><text:s/>Mitra Pinasthika Mustik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POW</text:p>
          </table:table-cell>
          <table:table-cell table:formula="of:=CONCATENATE([.A259];&quot;.JK&quot;)" office:value-type="string" office:string-value="MPOW.JK" calcext:value-type="string">
            <text:p>MPOW.JK</text:p>
          </table:table-cell>
          <table:table-cell office:value-type="string" calcext:value-type="string">
            <text:p><text:s/>Megapovver Makmur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PPA</text:p>
          </table:table-cell>
          <table:table-cell table:formula="of:=CONCATENATE([.A260];&quot;.JK&quot;)" office:value-type="string" office:string-value="MPPA.JK" calcext:value-type="string">
            <text:p>MPPA.JK</text:p>
          </table:table-cell>
          <table:table-cell office:value-type="string" calcext:value-type="string">
            <text:p><text:s/>Matahari Putra Prim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RAT</text:p>
          </table:table-cell>
          <table:table-cell table:formula="of:=CONCATENATE([.A261];&quot;.JK&quot;)" office:value-type="string" office:string-value="MRAT.JK" calcext:value-type="string">
            <text:p>MRAT.JK</text:p>
          </table:table-cell>
          <table:table-cell office:value-type="string" calcext:value-type="string">
            <text:p><text:s/>Mustika Ratu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SIN</text:p>
          </table:table-cell>
          <table:table-cell table:formula="of:=CONCATENATE([.A262];&quot;.JK&quot;)" office:value-type="string" office:string-value="MSIN.JK" calcext:value-type="string">
            <text:p>MSIN.JK</text:p>
          </table:table-cell>
          <table:table-cell office:value-type="string" calcext:value-type="string">
            <text:p><text:s/>MNC Studios International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SKY</text:p>
          </table:table-cell>
          <table:table-cell table:formula="of:=CONCATENATE([.A263];&quot;.JK&quot;)" office:value-type="string" office:string-value="MSKY.JK" calcext:value-type="string">
            <text:p>MSKY.JK</text:p>
          </table:table-cell>
          <table:table-cell office:value-type="string" calcext:value-type="string">
            <text:p><text:s/>MNC Sky Vision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TDL</text:p>
          </table:table-cell>
          <table:table-cell table:formula="of:=CONCATENATE([.A264];&quot;.JK&quot;)" office:value-type="string" office:string-value="MTDL.JK" calcext:value-type="string">
            <text:p>MTDL.JK</text:p>
          </table:table-cell>
          <table:table-cell office:value-type="string" calcext:value-type="string">
            <text:p><text:s/>Metrodata Electronics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TLA</text:p>
          </table:table-cell>
          <table:table-cell table:formula="of:=CONCATENATE([.A265];&quot;.JK&quot;)" office:value-type="string" office:string-value="MTLA.JK" calcext:value-type="string">
            <text:p>MTLA.JK</text:p>
          </table:table-cell>
          <table:table-cell office:value-type="string" calcext:value-type="string">
            <text:p><text:s/>Metropolitan Land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TPS</text:p>
          </table:table-cell>
          <table:table-cell table:formula="of:=CONCATENATE([.A266];&quot;.JK&quot;)" office:value-type="string" office:string-value="MTPS.JK" calcext:value-type="string">
            <text:p>MTPS.JK</text:p>
          </table:table-cell>
          <table:table-cell office:value-type="string" calcext:value-type="string">
            <text:p><text:s/>Met a Epsi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TSM</text:p>
          </table:table-cell>
          <table:table-cell table:formula="of:=CONCATENATE([.A267];&quot;.JK&quot;)" office:value-type="string" office:string-value="MTSM.JK" calcext:value-type="string">
            <text:p>MTSM.JK</text:p>
          </table:table-cell>
          <table:table-cell office:value-type="string" calcext:value-type="string">
            <text:p><text:s/>Metro Realty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YOH</text:p>
          </table:table-cell>
          <table:table-cell table:formula="of:=CONCATENATE([.A268];&quot;.JK&quot;)" office:value-type="string" office:string-value="MYOH.JK" calcext:value-type="string">
            <text:p>MYOH.JK</text:p>
          </table:table-cell>
          <table:table-cell office:value-type="string" calcext:value-type="string">
            <text:p><text:s/>Samindo Resources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YOR</text:p>
          </table:table-cell>
          <table:table-cell table:formula="of:=CONCATENATE([.A269];&quot;.JK&quot;)" office:value-type="string" office:string-value="MYOR.JK" calcext:value-type="string">
            <text:p>MYOR.JK</text:p>
          </table:table-cell>
          <table:table-cell office:value-type="string" calcext:value-type="string">
            <text:p><text:s/>Mayora Indah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YRX</text:p>
          </table:table-cell>
          <table:table-cell table:formula="of:=CONCATENATE([.A270];&quot;.JK&quot;)" office:value-type="string" office:string-value="MYRX.JK" calcext:value-type="string">
            <text:p>MYRX.JK</text:p>
          </table:table-cell>
          <table:table-cell office:value-type="string" calcext:value-type="string">
            <text:p><text:s/>Hanson International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O</text:p>
          </table:table-cell>
          <table:table-cell table:formula="of:=CONCATENATE([.A271];&quot;.JK&quot;)" office:value-type="string" office:string-value="NATO.JK" calcext:value-type="string">
            <text:p>NATO.JK</text:p>
          </table:table-cell>
          <table:table-cell office:value-type="string" calcext:value-type="string">
            <text:p><text:s/>Nusantara Properti Internasional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LY</text:p>
          </table:table-cell>
          <table:table-cell table:formula="of:=CONCATENATE([.A272];&quot;.JK&quot;)" office:value-type="string" office:string-value="NELY.JK" calcext:value-type="string">
            <text:p>NELY.JK</text:p>
          </table:table-cell>
          <table:table-cell office:value-type="string" calcext:value-type="string">
            <text:p><text:s/>Pelayaran Nelly Dwi Putri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FCX</text:p>
          </table:table-cell>
          <table:table-cell table:formula="of:=CONCATENATE([.A273];&quot;.JK&quot;)" office:value-type="string" office:string-value="NFCX.JK" calcext:value-type="string">
            <text:p>NFCX.JK</text:p>
          </table:table-cell>
          <table:table-cell office:value-type="string" calcext:value-type="string">
            <text:p><text:s/>NFC Indonesi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RO</text:p>
          </table:table-cell>
          <table:table-cell table:formula="of:=CONCATENATE([.A274];&quot;.JK&quot;)" office:value-type="string" office:string-value="NIRO.JK" calcext:value-type="string">
            <text:p>NIRO.JK</text:p>
          </table:table-cell>
          <table:table-cell office:value-type="string" calcext:value-type="string">
            <text:p><text:s/>City Retail Developments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RCA</text:p>
          </table:table-cell>
          <table:table-cell table:formula="of:=CONCATENATE([.A275];&quot;.JK&quot;)" office:value-type="string" office:string-value="NRCA.JK" calcext:value-type="string">
            <text:p>NRCA.JK</text:p>
          </table:table-cell>
          <table:table-cell office:value-type="string" calcext:value-type="string">
            <text:p><text:s/>Nusa Raya Cipta Tbk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ASA</text:p>
          </table:table-cell>
          <table:table-cell table:formula="of:=CONCATENATE([.A276];&quot;.JK&quot;)" office:value-type="string" office:string-value="OASA.JK" calcext:value-type="string">
            <text:p>OASA.JK</text:p>
          </table:table-cell>
          <table:table-cell office:value-type="string" calcext:value-type="string">
            <text:p><text:s/>Protech Mitra Perkas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MRE</text:p>
          </table:table-cell>
          <table:table-cell table:formula="of:=CONCATENATE([.A277];&quot;.JK&quot;)" office:value-type="string" office:string-value="OMRE.JK" calcext:value-type="string">
            <text:p>OMRE.JK</text:p>
          </table:table-cell>
          <table:table-cell office:value-type="string" calcext:value-type="string">
            <text:p><text:s/>Indonesia Prima Property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LM</text:p>
          </table:table-cell>
          <table:table-cell table:formula="of:=CONCATENATE([.A278];&quot;.JK&quot;)" office:value-type="string" office:string-value="PALM.JK" calcext:value-type="string">
            <text:p>PALM.JK</text:p>
          </table:table-cell>
          <table:table-cell office:value-type="string" calcext:value-type="string">
            <text:p><text:s/>Provident Agro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MG</text:p>
          </table:table-cell>
          <table:table-cell table:formula="of:=CONCATENATE([.A279];&quot;.JK&quot;)" office:value-type="string" office:string-value="PAMG.JK" calcext:value-type="string">
            <text:p>PAMG.JK</text:p>
          </table:table-cell>
          <table:table-cell office:value-type="string" calcext:value-type="string">
            <text:p><text:s/>Bima Sakti Pertiwi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NI</text:p>
          </table:table-cell>
          <table:table-cell table:formula="of:=CONCATENATE([.A280];&quot;.JK&quot;)" office:value-type="string" office:string-value="PANI.JK" calcext:value-type="string">
            <text:p>PANI.JK</text:p>
          </table:table-cell>
          <table:table-cell office:value-type="string" calcext:value-type="string">
            <text:p><text:s text:c="2"/>Pratama Abadi Nusa Industri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NR</text:p>
          </table:table-cell>
          <table:table-cell table:formula="of:=CONCATENATE([.A281];&quot;.JK&quot;)" office:value-type="string" office:string-value="PANR.JK" calcext:value-type="string">
            <text:p>PANR.JK</text:p>
          </table:table-cell>
          <table:table-cell office:value-type="string" calcext:value-type="string">
            <text:p><text:s/>Panorama Sentrawisat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BID</text:p>
          </table:table-cell>
          <table:table-cell table:formula="of:=CONCATENATE([.A282];&quot;.JK&quot;)" office:value-type="string" office:string-value="PBID.JK" calcext:value-type="string">
            <text:p>PBID.JK</text:p>
          </table:table-cell>
          <table:table-cell office:value-type="string" calcext:value-type="string">
            <text:p><text:s/>Panca Budi Idaman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BSA</text:p>
          </table:table-cell>
          <table:table-cell table:formula="of:=CONCATENATE([.A283];&quot;.JK&quot;)" office:value-type="string" office:string-value="PBSA.JK" calcext:value-type="string">
            <text:p>PBSA.JK</text:p>
          </table:table-cell>
          <table:table-cell office:value-type="string" calcext:value-type="string">
            <text:p><text:s/>Paramita Bangun Saran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CAR</text:p>
          </table:table-cell>
          <table:table-cell table:formula="of:=CONCATENATE([.A284];&quot;.JK&quot;)" office:value-type="string" office:string-value="PCAR.JK" calcext:value-type="string">
            <text:p>PCAR.JK</text:p>
          </table:table-cell>
          <table:table-cell office:value-type="string" calcext:value-type="string">
            <text:p><text:s/>Prima Cakrawala Abadi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DES</text:p>
          </table:table-cell>
          <table:table-cell table:formula="of:=CONCATENATE([.A285];&quot;.JK&quot;)" office:value-type="string" office:string-value="PDES.JK" calcext:value-type="string">
            <text:p>PDES.JK</text:p>
          </table:table-cell>
          <table:table-cell office:value-type="string" calcext:value-type="string">
            <text:p><text:s/>Destinasi Tirta Nusantar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GLI</text:p>
          </table:table-cell>
          <table:table-cell table:formula="of:=CONCATENATE([.A286];&quot;.JK&quot;)" office:value-type="string" office:string-value="PGLI.JK" calcext:value-type="string">
            <text:p>PGLI.JK</text:p>
          </table:table-cell>
          <table:table-cell office:value-type="string" calcext:value-type="string">
            <text:p><text:s/>Pembangunan Graha Lestari Indah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CO</text:p>
          </table:table-cell>
          <table:table-cell table:formula="of:=CONCATENATE([.A287];&quot;.JK&quot;)" office:value-type="string" office:string-value="PICO.JK" calcext:value-type="string">
            <text:p>PICO.JK</text:p>
          </table:table-cell>
          <table:table-cell office:value-type="string" calcext:value-type="string">
            <text:p><text:s/>Pelangi Indah Canindo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JAA</text:p>
          </table:table-cell>
          <table:table-cell table:formula="of:=CONCATENATE([.A288];&quot;.JK&quot;)" office:value-type="string" office:string-value="PJAA.JK" calcext:value-type="string">
            <text:p>PJAA.JK</text:p>
          </table:table-cell>
          <table:table-cell office:value-type="string" calcext:value-type="string">
            <text:p><text:s/>Pembangunan Jaya Ancol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NBS</text:p>
          </table:table-cell>
          <table:table-cell table:formula="of:=CONCATENATE([.A289];&quot;.JK&quot;)" office:value-type="string" office:string-value="PNBS.JK" calcext:value-type="string">
            <text:p>PNBS.JK</text:p>
          </table:table-cell>
          <table:table-cell office:value-type="string" calcext:value-type="string">
            <text:p><text:s/>Bank Panin Dubai Syariah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NSE</text:p>
          </table:table-cell>
          <table:table-cell table:formula="of:=CONCATENATE([.A290];&quot;.JK&quot;)" office:value-type="string" office:string-value="PNSE.JK" calcext:value-type="string">
            <text:p>PNSE.JK</text:p>
          </table:table-cell>
          <table:table-cell office:value-type="string" calcext:value-type="string">
            <text:p><text:s/>Pudjiadi &amp; Sons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LL</text:p>
          </table:table-cell>
          <table:table-cell table:formula="of:=CONCATENATE([.A291];&quot;.JK&quot;)" office:value-type="string" office:string-value="POLL.JK" calcext:value-type="string">
            <text:p>POLL.JK</text:p>
          </table:table-cell>
          <table:table-cell office:value-type="string" calcext:value-type="string">
            <text:p><text:s/>Pollux Pi'operti Indonesi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LU</text:p>
          </table:table-cell>
          <table:table-cell table:formula="of:=CONCATENATE([.A292];&quot;.JK&quot;)" office:value-type="string" office:string-value="POLU.JK" calcext:value-type="string">
            <text:p>POLU.JK</text:p>
          </table:table-cell>
          <table:table-cell office:value-type="string" calcext:value-type="string">
            <text:p><text:s/>Golden Flower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RT</text:p>
          </table:table-cell>
          <table:table-cell table:formula="of:=CONCATENATE([.A293];&quot;.JK&quot;)" office:value-type="string" office:string-value="PORT.JK" calcext:value-type="string">
            <text:p>PORT.JK</text:p>
          </table:table-cell>
          <table:table-cell office:value-type="string" calcext:value-type="string">
            <text:p><text:s/>Nusantara Pelabuhan Handal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WR</text:p>
          </table:table-cell>
          <table:table-cell table:formula="of:=CONCATENATE([.A294];&quot;.JK&quot;)" office:value-type="string" office:string-value="POWR.JK" calcext:value-type="string">
            <text:p>POWR.JK</text:p>
          </table:table-cell>
          <table:table-cell office:value-type="string" calcext:value-type="string">
            <text:p><text:s/>Cikarang Listrindo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PRE</text:p>
          </table:table-cell>
          <table:table-cell table:formula="of:=CONCATENATE([.A295];&quot;.JK&quot;)" office:value-type="string" office:string-value="PPRE.JK" calcext:value-type="string">
            <text:p>PPRE.JK</text:p>
          </table:table-cell>
          <table:table-cell office:value-type="string" calcext:value-type="string">
            <text:p><text:s/>PP Presisi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PRO</text:p>
          </table:table-cell>
          <table:table-cell table:formula="of:=CONCATENATE([.A296];&quot;.JK&quot;)" office:value-type="string" office:string-value="PPRO.JK" calcext:value-type="string">
            <text:p>PPRO.JK</text:p>
          </table:table-cell>
          <table:table-cell office:value-type="string" calcext:value-type="string">
            <text:p><text:s/>PP Properti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DA</text:p>
          </table:table-cell>
          <table:table-cell table:formula="of:=CONCATENATE([.A297];&quot;.JK&quot;)" office:value-type="string" office:string-value="PRDA.JK" calcext:value-type="string">
            <text:p>PRDA.JK</text:p>
          </table:table-cell>
          <table:table-cell office:value-type="string" calcext:value-type="string">
            <text:p><text:s/>Prodia Widyahusad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IM</text:p>
          </table:table-cell>
          <table:table-cell table:formula="of:=CONCATENATE([.A298];&quot;.JK&quot;)" office:value-type="string" office:string-value="PRIM.JK" calcext:value-type="string">
            <text:p>PRIM.JK</text:p>
          </table:table-cell>
          <table:table-cell office:value-type="string" calcext:value-type="string">
            <text:p><text:s/>Royal Prim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SAB</text:p>
          </table:table-cell>
          <table:table-cell table:formula="of:=CONCATENATE([.A299];&quot;.JK&quot;)" office:value-type="string" office:string-value="PSAB.JK" calcext:value-type="string">
            <text:p>PSAB.JK</text:p>
          </table:table-cell>
          <table:table-cell office:value-type="string" calcext:value-type="string">
            <text:p><text:s/>J Resources Asia Pasifik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SKT</text:p>
          </table:table-cell>
          <table:table-cell table:formula="of:=CONCATENATE([.A300];&quot;.JK&quot;)" office:value-type="string" office:string-value="PSKT.JK" calcext:value-type="string">
            <text:p>PSKT.JK</text:p>
          </table:table-cell>
          <table:table-cell office:value-type="string" calcext:value-type="string">
            <text:p><text:s/>Red Planet Indonesi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SSI</text:p>
          </table:table-cell>
          <table:table-cell table:formula="of:=CONCATENATE([.A301];&quot;.JK&quot;)" office:value-type="string" office:string-value="PSSI.JK" calcext:value-type="string">
            <text:p>PSSI.JK</text:p>
          </table:table-cell>
          <table:table-cell office:value-type="string" calcext:value-type="string">
            <text:p><text:s/>Pelita Samudera Shipping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TBA</text:p>
          </table:table-cell>
          <table:table-cell table:formula="of:=CONCATENATE([.A302];&quot;.JK&quot;)" office:value-type="string" office:string-value="PTBA.JK" calcext:value-type="string">
            <text:p>PTBA.JK</text:p>
          </table:table-cell>
          <table:table-cell office:value-type="string" calcext:value-type="string">
            <text:p><text:s/>Bukit Asam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TPP</text:p>
          </table:table-cell>
          <table:table-cell table:formula="of:=CONCATENATE([.A303];&quot;.JK&quot;)" office:value-type="string" office:string-value="PTPP.JK" calcext:value-type="string">
            <text:p>PTPP.JK</text:p>
          </table:table-cell>
          <table:table-cell office:value-type="string" calcext:value-type="string">
            <text:p><text:s/>PP (Persero)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TRO</text:p>
          </table:table-cell>
          <table:table-cell table:formula="of:=CONCATENATE([.A304];&quot;.JK&quot;)" office:value-type="string" office:string-value="PTRO.JK" calcext:value-type="string">
            <text:p>PTRO.JK</text:p>
          </table:table-cell>
          <table:table-cell office:value-type="string" calcext:value-type="string">
            <text:p><text:s/>Petrose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TSN</text:p>
          </table:table-cell>
          <table:table-cell table:formula="of:=CONCATENATE([.A305];&quot;.JK&quot;)" office:value-type="string" office:string-value="PTSN.JK" calcext:value-type="string">
            <text:p>PTSN.JK</text:p>
          </table:table-cell>
          <table:table-cell office:value-type="string" calcext:value-type="string">
            <text:p><text:s/>Sat Nusapersad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TSP</text:p>
          </table:table-cell>
          <table:table-cell table:formula="of:=CONCATENATE([.A306];&quot;.JK&quot;)" office:value-type="string" office:string-value="PTSP.JK" calcext:value-type="string">
            <text:p>PTSP.JK</text:p>
          </table:table-cell>
          <table:table-cell office:value-type="string" calcext:value-type="string">
            <text:p><text:s/>Pioneerindo Gourmet International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UDP</text:p>
          </table:table-cell>
          <table:table-cell table:formula="of:=CONCATENATE([.A307];&quot;.JK&quot;)" office:value-type="string" office:string-value="PUDP.JK" calcext:value-type="string">
            <text:p>PUDP.JK</text:p>
          </table:table-cell>
          <table:table-cell office:value-type="string" calcext:value-type="string">
            <text:p><text:s/>Pudjiadi Prestige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WON</text:p>
          </table:table-cell>
          <table:table-cell table:formula="of:=CONCATENATE([.A308];&quot;.JK&quot;)" office:value-type="string" office:string-value="PWON.JK" calcext:value-type="string">
            <text:p>PWON.JK</text:p>
          </table:table-cell>
          <table:table-cell office:value-type="string" calcext:value-type="string">
            <text:p><text:s/>Pakuwon Jati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YFA</text:p>
          </table:table-cell>
          <table:table-cell table:formula="of:=CONCATENATE([.A309];&quot;.JK&quot;)" office:value-type="string" office:string-value="PYFA.JK" calcext:value-type="string">
            <text:p>PYFA.JK</text:p>
          </table:table-cell>
          <table:table-cell office:value-type="string" calcext:value-type="string">
            <text:p><text:s/>Pyridam Farm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ZZA</text:p>
          </table:table-cell>
          <table:table-cell table:formula="of:=CONCATENATE([.A310];&quot;.JK&quot;)" office:value-type="string" office:string-value="PZZA.JK" calcext:value-type="string">
            <text:p>PZZA.JK</text:p>
          </table:table-cell>
          <table:table-cell office:value-type="string" calcext:value-type="string">
            <text:p><text:s/>Sarimelati Kencan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JA</text:p>
          </table:table-cell>
          <table:table-cell table:formula="of:=CONCATENATE([.A311];&quot;.JK&quot;)" office:value-type="string" office:string-value="RAJA.JK" calcext:value-type="string">
            <text:p>RAJA.JK</text:p>
          </table:table-cell>
          <table:table-cell office:value-type="string" calcext:value-type="string">
            <text:p><text:s/>Rukun Raharj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NG</text:p>
          </table:table-cell>
          <table:table-cell table:formula="of:=CONCATENATE([.A312];&quot;.JK&quot;)" office:value-type="string" office:string-value="RANG.JK" calcext:value-type="string">
            <text:p>RANG.JK</text:p>
          </table:table-cell>
          <table:table-cell office:value-type="string" calcext:value-type="string">
            <text:p><text:s/>Supra Boga Lestari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BMS</text:p>
          </table:table-cell>
          <table:table-cell table:formula="of:=CONCATENATE([.A313];&quot;.JK&quot;)" office:value-type="string" office:string-value="RBMS.JK" calcext:value-type="string">
            <text:p>RBMS.JK</text:p>
          </table:table-cell>
          <table:table-cell office:value-type="string" calcext:value-type="string">
            <text:p><text:s/>Ristia Bintang Mahkotasejati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CY</text:p>
          </table:table-cell>
          <table:table-cell table:formula="of:=CONCATENATE([.A314];&quot;.JK&quot;)" office:value-type="string" office:string-value="RICY.JK" calcext:value-type="string">
            <text:p>RICY.JK</text:p>
          </table:table-cell>
          <table:table-cell office:value-type="string" calcext:value-type="string">
            <text:p><text:s/>Ricky Putra Globalindo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GS</text:p>
          </table:table-cell>
          <table:table-cell table:formula="of:=CONCATENATE([.A315];&quot;.JK&quot;)" office:value-type="string" office:string-value="RIGS.JK" calcext:value-type="string">
            <text:p>RIGS.JK</text:p>
          </table:table-cell>
          <table:table-cell office:value-type="string" calcext:value-type="string">
            <text:p><text:s/>Rig Tenders Indonesia Tbk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MO</text:p>
          </table:table-cell>
          <table:table-cell table:formula="of:=CONCATENATE([.A316];&quot;.JK&quot;)" office:value-type="string" office:string-value="RIMO.JK" calcext:value-type="string">
            <text:p>RIMO.JK</text:p>
          </table:table-cell>
          <table:table-cell office:value-type="string" calcext:value-type="string">
            <text:p><text:s/>Rimo International Lestari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SE</text:p>
          </table:table-cell>
          <table:table-cell table:formula="of:=CONCATENATE([.A317];&quot;.JK&quot;)" office:value-type="string" office:string-value="RISE.JK" calcext:value-type="string">
            <text:p>RISE.JK</text:p>
          </table:table-cell>
          <table:table-cell office:value-type="string" calcext:value-type="string">
            <text:p><text:s/>Jaya Sukses Makmur Sentos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DA</text:p>
          </table:table-cell>
          <table:table-cell table:formula="of:=CONCATENATE([.A318];&quot;.JK&quot;)" office:value-type="string" office:string-value="RODA.JK" calcext:value-type="string">
            <text:p>RODA.JK</text:p>
          </table:table-cell>
          <table:table-cell office:value-type="string" calcext:value-type="string">
            <text:p><text:s/>Pikko Land Development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TI</text:p>
          </table:table-cell>
          <table:table-cell table:formula="of:=CONCATENATE([.A319];&quot;.JK&quot;)" office:value-type="string" office:string-value="ROTI.JK" calcext:value-type="string">
            <text:p>ROTI.JK</text:p>
          </table:table-cell>
          <table:table-cell office:value-type="string" calcext:value-type="string">
            <text:p><text:s/>Nippon Indosari Corpindo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UIS</text:p>
          </table:table-cell>
          <table:table-cell table:formula="of:=CONCATENATE([.A320];&quot;.JK&quot;)" office:value-type="string" office:string-value="RUIS.JK" calcext:value-type="string">
            <text:p>RUIS.JK</text:p>
          </table:table-cell>
          <table:table-cell office:value-type="string" calcext:value-type="string">
            <text:p><text:s/>Radiant Utama Interinsco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ME</text:p>
          </table:table-cell>
          <table:table-cell table:formula="of:=CONCATENATE([.A321];&quot;.JK&quot;)" office:value-type="string" office:string-value="SAME.JK" calcext:value-type="string">
            <text:p>SAME.JK</text:p>
          </table:table-cell>
          <table:table-cell office:value-type="string" calcext:value-type="string">
            <text:p><text:s/>Sarana Meditama Metropolitan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PX</text:p>
          </table:table-cell>
          <table:table-cell table:formula="of:=CONCATENATE([.A322];&quot;.JK&quot;)" office:value-type="string" office:string-value="SAPX.JK" calcext:value-type="string">
            <text:p>SAPX.JK</text:p>
          </table:table-cell>
          <table:table-cell office:value-type="string" calcext:value-type="string">
            <text:p><text:s/>Satria Antaran Prim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BD</text:p>
          </table:table-cell>
          <table:table-cell table:formula="of:=CONCATENATE([.A323];&quot;.JK&quot;)" office:value-type="string" office:string-value="SCBD.JK" calcext:value-type="string">
            <text:p>SCBD.JK</text:p>
          </table:table-cell>
          <table:table-cell office:value-type="string" calcext:value-type="string">
            <text:p><text:s/>Danayasa Arthatam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CO</text:p>
          </table:table-cell>
          <table:table-cell table:formula="of:=CONCATENATE([.A324];&quot;.JK&quot;)" office:value-type="string" office:string-value="SCCO.JK" calcext:value-type="string">
            <text:p>SCCO.JK</text:p>
          </table:table-cell>
          <table:table-cell office:value-type="string" calcext:value-type="string">
            <text:p><text:s/>Supreme Cable Manufacturing &amp; Commerce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MA</text:p>
          </table:table-cell>
          <table:table-cell table:formula="of:=CONCATENATE([.A325];&quot;.JK&quot;)" office:value-type="string" office:string-value="SCMA.JK" calcext:value-type="string">
            <text:p>SCMA.JK</text:p>
          </table:table-cell>
          <table:table-cell office:value-type="string" calcext:value-type="string">
            <text:p><text:s/>Surya Citra Medi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DMU</text:p>
          </table:table-cell>
          <table:table-cell table:formula="of:=CONCATENATE([.A326];&quot;.JK&quot;)" office:value-type="string" office:string-value="SDMU.JK" calcext:value-type="string">
            <text:p>SDMU.JK</text:p>
          </table:table-cell>
          <table:table-cell office:value-type="string" calcext:value-type="string">
            <text:p><text:s/>Sidomulyo Selaras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DPC</text:p>
          </table:table-cell>
          <table:table-cell table:formula="of:=CONCATENATE([.A327];&quot;.JK&quot;)" office:value-type="string" office:string-value="SDPC.JK" calcext:value-type="string">
            <text:p>SDPC.JK</text:p>
          </table:table-cell>
          <table:table-cell office:value-type="string" calcext:value-type="string">
            <text:p><text:s/>Millennium Pharmacon International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ID</text:p>
          </table:table-cell>
          <table:table-cell table:formula="of:=CONCATENATE([.A328];&quot;.JK&quot;)" office:value-type="string" office:string-value="SHID.JK" calcext:value-type="string">
            <text:p>SHID.JK</text:p>
          </table:table-cell>
          <table:table-cell office:value-type="string" calcext:value-type="string">
            <text:p><text:s/>Hotel Sahid Jaya International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DO</text:p>
          </table:table-cell>
          <table:table-cell table:formula="of:=CONCATENATE([.A329];&quot;.JK&quot;)" office:value-type="string" office:string-value="SIDO.JK" calcext:value-type="string">
            <text:p>SIDO.JK</text:p>
          </table:table-cell>
          <table:table-cell office:value-type="string" calcext:value-type="string">
            <text:p><text:s/>Industri Jamu dan Farmasi Sido Muncul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LO</text:p>
          </table:table-cell>
          <table:table-cell table:formula="of:=CONCATENATE([.A330];&quot;.JK&quot;)" office:value-type="string" office:string-value="SILO.JK" calcext:value-type="string">
            <text:p>SILO.JK</text:p>
          </table:table-cell>
          <table:table-cell office:value-type="string" calcext:value-type="string">
            <text:p><text:s/>Siloam International Hospitals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MP</text:p>
          </table:table-cell>
          <table:table-cell table:formula="of:=CONCATENATE([.A331];&quot;.JK&quot;)" office:value-type="string" office:string-value="SIMP.JK" calcext:value-type="string">
            <text:p>SIMP.JK</text:p>
          </table:table-cell>
          <table:table-cell office:value-type="string" calcext:value-type="string">
            <text:p><text:s/>Salim Ivomas Pratam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PD</text:p>
          </table:table-cell>
          <table:table-cell table:formula="of:=CONCATENATE([.A332];&quot;.JK&quot;)" office:value-type="string" office:string-value="SIPD.JK" calcext:value-type="string">
            <text:p>SIPD.JK</text:p>
          </table:table-cell>
          <table:table-cell office:value-type="string" calcext:value-type="string">
            <text:p><text:s/>Sierad Produce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KBM</text:p>
          </table:table-cell>
          <table:table-cell table:formula="of:=CONCATENATE([.A333];&quot;.JK&quot;)" office:value-type="string" office:string-value="SKBM.JK" calcext:value-type="string">
            <text:p>SKBM.JK</text:p>
          </table:table-cell>
          <table:table-cell office:value-type="string" calcext:value-type="string">
            <text:p><text:s/>Sekar Bumi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KLT</text:p>
          </table:table-cell>
          <table:table-cell table:formula="of:=CONCATENATE([.A334];&quot;.JK&quot;)" office:value-type="string" office:string-value="SKLT.JK" calcext:value-type="string">
            <text:p>SKLT.JK</text:p>
          </table:table-cell>
          <table:table-cell office:value-type="string" calcext:value-type="string">
            <text:p><text:s/>Sekar Laut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KRN</text:p>
          </table:table-cell>
          <table:table-cell table:formula="of:=CONCATENATE([.A335];&quot;.JK&quot;)" office:value-type="string" office:string-value="SKRN.JK" calcext:value-type="string">
            <text:p>SKRN.JK</text:p>
          </table:table-cell>
          <table:table-cell office:value-type="string" calcext:value-type="string">
            <text:p><text:s/>Superkrane Mitra Utam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KYB</text:p>
          </table:table-cell>
          <table:table-cell table:formula="of:=CONCATENATE([.A336];&quot;.JK&quot;)" office:value-type="string" office:string-value="SKYB.JK" calcext:value-type="string">
            <text:p>SKYB.JK</text:p>
          </table:table-cell>
          <table:table-cell office:value-type="string" calcext:value-type="string">
            <text:p><text:s/>Northcliff Citranusa Indonesi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MBR</text:p>
          </table:table-cell>
          <table:table-cell table:formula="of:=CONCATENATE([.A337];&quot;.JK&quot;)" office:value-type="string" office:string-value="SMBR.JK" calcext:value-type="string">
            <text:p>SMBR.JK</text:p>
          </table:table-cell>
          <table:table-cell office:value-type="string" calcext:value-type="string">
            <text:p><text:s/>Semen Baturaja (Persero)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MCB</text:p>
          </table:table-cell>
          <table:table-cell table:formula="of:=CONCATENATE([.A338];&quot;.JK&quot;)" office:value-type="string" office:string-value="SMCB.JK" calcext:value-type="string">
            <text:p>SMCB.JK</text:p>
          </table:table-cell>
          <table:table-cell office:value-type="string" calcext:value-type="string">
            <text:p><text:s/>Solusi Bangun Indonesi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MDR</text:p>
          </table:table-cell>
          <table:table-cell table:formula="of:=CONCATENATE([.A339];&quot;.JK&quot;)" office:value-type="string" office:string-value="SMDR.JK" calcext:value-type="string">
            <text:p>SMDR.JK</text:p>
          </table:table-cell>
          <table:table-cell office:value-type="string" calcext:value-type="string">
            <text:p><text:s/>Samudera Indonesi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MGR</text:p>
          </table:table-cell>
          <table:table-cell table:formula="of:=CONCATENATE([.A340];&quot;.JK&quot;)" office:value-type="string" office:string-value="SMGR.JK" calcext:value-type="string">
            <text:p>SMGR.JK</text:p>
          </table:table-cell>
          <table:table-cell office:value-type="string" calcext:value-type="string">
            <text:p><text:s/>Semen Indonesia (Persero)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MMT</text:p>
          </table:table-cell>
          <table:table-cell table:formula="of:=CONCATENATE([.A341];&quot;.JK&quot;)" office:value-type="string" office:string-value="SMMT.JK" calcext:value-type="string">
            <text:p>SMMT.JK</text:p>
          </table:table-cell>
          <table:table-cell office:value-type="string" calcext:value-type="string">
            <text:p><text:s/>Golden Eagle Energy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MRA</text:p>
          </table:table-cell>
          <table:table-cell table:formula="of:=CONCATENATE([.A342];&quot;.JK&quot;)" office:value-type="string" office:string-value="SMRA.JK" calcext:value-type="string">
            <text:p>SMRA.JK</text:p>
          </table:table-cell>
          <table:table-cell office:value-type="string" calcext:value-type="string">
            <text:p><text:s/>Summarecon Agung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MRU</text:p>
          </table:table-cell>
          <table:table-cell table:formula="of:=CONCATENATE([.A343];&quot;.JK&quot;)" office:value-type="string" office:string-value="SMRU.JK" calcext:value-type="string">
            <text:p>SMRU.JK</text:p>
          </table:table-cell>
          <table:table-cell office:value-type="string" calcext:value-type="string">
            <text:p><text:s/>SMR Utam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MSM</text:p>
          </table:table-cell>
          <table:table-cell table:formula="of:=CONCATENATE([.A344];&quot;.JK&quot;)" office:value-type="string" office:string-value="SMSM.JK" calcext:value-type="string">
            <text:p>SMSM.JK</text:p>
          </table:table-cell>
          <table:table-cell office:value-type="string" calcext:value-type="string">
            <text:p><text:s/>Selamat Sempurn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NA</text:p>
          </table:table-cell>
          <table:table-cell table:formula="of:=CONCATENATE([.A345];&quot;.JK&quot;)" office:value-type="string" office:string-value="SONA.JK" calcext:value-type="string">
            <text:p>SONA.JK</text:p>
          </table:table-cell>
          <table:table-cell office:value-type="string" calcext:value-type="string">
            <text:p><text:s/>Sona Topas Tourism Industry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SS</text:p>
          </table:table-cell>
          <table:table-cell table:formula="of:=CONCATENATE([.A346];&quot;.JK&quot;)" office:value-type="string" office:string-value="SOSS.JK" calcext:value-type="string">
            <text:p>SOSS.JK</text:p>
          </table:table-cell>
          <table:table-cell office:value-type="string" calcext:value-type="string">
            <text:p><text:s/>Shield On Service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TS</text:p>
          </table:table-cell>
          <table:table-cell table:formula="of:=CONCATENATE([.A347];&quot;.JK&quot;)" office:value-type="string" office:string-value="SOTS.JK" calcext:value-type="string">
            <text:p>SOTS.JK</text:p>
          </table:table-cell>
          <table:table-cell office:value-type="string" calcext:value-type="string">
            <text:p><text:s/>Satria Mega Kencan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MA</text:p>
          </table:table-cell>
          <table:table-cell table:formula="of:=CONCATENATE([.A348];&quot;.JK&quot;)" office:value-type="string" office:string-value="SPMA.JK" calcext:value-type="string">
            <text:p>SPMA.JK</text:p>
          </table:table-cell>
          <table:table-cell office:value-type="string" calcext:value-type="string">
            <text:p><text:s/>Suparm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TO</text:p>
          </table:table-cell>
          <table:table-cell table:formula="of:=CONCATENATE([.A349];&quot;.JK&quot;)" office:value-type="string" office:string-value="SPTO.JK" calcext:value-type="string">
            <text:p>SPTO.JK</text:p>
          </table:table-cell>
          <table:table-cell office:value-type="string" calcext:value-type="string">
            <text:p><text:s/>Surya Pertivvi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QMI</text:p>
          </table:table-cell>
          <table:table-cell table:formula="of:=CONCATENATE([.A350];&quot;.JK&quot;)" office:value-type="string" office:string-value="SQMI.JK" calcext:value-type="string">
            <text:p>SQMI.JK</text:p>
          </table:table-cell>
          <table:table-cell office:value-type="string" calcext:value-type="string">
            <text:p><text:s/>Renuka Coalindo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RAJ</text:p>
          </table:table-cell>
          <table:table-cell table:formula="of:=CONCATENATE([.A351];&quot;.JK&quot;)" office:value-type="string" office:string-value="SRAJ.JK" calcext:value-type="string">
            <text:p>SRAJ.JK</text:p>
          </table:table-cell>
          <table:table-cell office:value-type="string" calcext:value-type="string">
            <text:p><text:s/>Sejahteraraya Anugrahjay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RSN</text:p>
          </table:table-cell>
          <table:table-cell table:formula="of:=CONCATENATE([.A352];&quot;.JK&quot;)" office:value-type="string" office:string-value="SRSN.JK" calcext:value-type="string">
            <text:p>SRSN.JK</text:p>
          </table:table-cell>
          <table:table-cell office:value-type="string" calcext:value-type="string">
            <text:p><text:s/>Indo Acidatam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RTG</text:p>
          </table:table-cell>
          <table:table-cell table:formula="of:=CONCATENATE([.A353];&quot;.JK&quot;)" office:value-type="string" office:string-value="SRTG.JK" calcext:value-type="string">
            <text:p>SRTG.JK</text:p>
          </table:table-cell>
          <table:table-cell office:value-type="string" calcext:value-type="string">
            <text:p><text:s/>Saratoga Investama Seday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SIA</text:p>
          </table:table-cell>
          <table:table-cell table:formula="of:=CONCATENATE([.A354];&quot;.JK&quot;)" office:value-type="string" office:string-value="SSIA.JK" calcext:value-type="string">
            <text:p>SSIA.JK</text:p>
          </table:table-cell>
          <table:table-cell office:value-type="string" calcext:value-type="string">
            <text:p><text:s/>Surya Semesta Intemus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STM</text:p>
          </table:table-cell>
          <table:table-cell table:formula="of:=CONCATENATE([.A355];&quot;.JK&quot;)" office:value-type="string" office:string-value="SSTM.JK" calcext:value-type="string">
            <text:p>SSTM.JK</text:p>
          </table:table-cell>
          <table:table-cell office:value-type="string" calcext:value-type="string">
            <text:p><text:s/>Sunson Textile Manufacturer Tbk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AR</text:p>
          </table:table-cell>
          <table:table-cell table:formula="of:=CONCATENATE([.A356];&quot;.JK&quot;)" office:value-type="string" office:string-value="STAR.JK" calcext:value-type="string">
            <text:p>STAR.JK</text:p>
          </table:table-cell>
          <table:table-cell office:value-type="string" calcext:value-type="string">
            <text:p><text:s/>Buana Artha Anugerah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TP</text:p>
          </table:table-cell>
          <table:table-cell table:formula="of:=CONCATENATE([.A357];&quot;.JK&quot;)" office:value-type="string" office:string-value="STTP.JK" calcext:value-type="string">
            <text:p>STTP.JK</text:p>
          </table:table-cell>
          <table:table-cell office:value-type="string" calcext:value-type="string">
            <text:p><text:s/>Siantar Top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WAT</text:p>
          </table:table-cell>
          <table:table-cell table:formula="of:=CONCATENATE([.A358];&quot;.JK&quot;)" office:value-type="string" office:string-value="SWAT.JK" calcext:value-type="string">
            <text:p>SWAT.JK</text:p>
          </table:table-cell>
          <table:table-cell office:value-type="string" calcext:value-type="string">
            <text:p><text:s/>Sriwahana Adityakart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MU</text:p>
          </table:table-cell>
          <table:table-cell table:formula="of:=CONCATENATE([.A359];&quot;.JK&quot;)" office:value-type="string" office:string-value="TAMU.JK" calcext:value-type="string">
            <text:p>TAMU.JK</text:p>
          </table:table-cell>
          <table:table-cell office:value-type="string" calcext:value-type="string">
            <text:p><text:s/>Pelayaran Tainarin Samudr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A</text:p>
          </table:table-cell>
          <table:table-cell table:formula="of:=CONCATENATE([.A360];&quot;.JK&quot;)" office:value-type="string" office:string-value="TARA.JK" calcext:value-type="string">
            <text:p>TARA.JK</text:p>
          </table:table-cell>
          <table:table-cell office:value-type="string" calcext:value-type="string">
            <text:p><text:s/>Sitara Propertindo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BMS</text:p>
          </table:table-cell>
          <table:table-cell table:formula="of:=CONCATENATE([.A361];&quot;.JK&quot;)" office:value-type="string" office:string-value="TBMS.JK" calcext:value-type="string">
            <text:p>TBMS.JK</text:p>
          </table:table-cell>
          <table:table-cell office:value-type="string" calcext:value-type="string">
            <text:p><text:s/>Tembaga Mulia Semanan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CID</text:p>
          </table:table-cell>
          <table:table-cell table:formula="of:=CONCATENATE([.A362];&quot;.JK&quot;)" office:value-type="string" office:string-value="TCID.JK" calcext:value-type="string">
            <text:p>TCID.JK</text:p>
          </table:table-cell>
          <table:table-cell office:value-type="string" calcext:value-type="string">
            <text:p><text:s/>Mandom Indonesi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CPI</text:p>
          </table:table-cell>
          <table:table-cell table:formula="of:=CONCATENATE([.A363];&quot;.JK&quot;)" office:value-type="string" office:string-value="TCPI.JK" calcext:value-type="string">
            <text:p>TCPI.JK</text:p>
          </table:table-cell>
          <table:table-cell office:value-type="string" calcext:value-type="string">
            <text:p><text:s/>Transcoal Pacific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DPM</text:p>
          </table:table-cell>
          <table:table-cell table:formula="of:=CONCATENATE([.A364];&quot;.JK&quot;)" office:value-type="string" office:string-value="TDPM.JK" calcext:value-type="string">
            <text:p>TDPM.JK</text:p>
          </table:table-cell>
          <table:table-cell office:value-type="string" calcext:value-type="string">
            <text:p><text:s/>Tridomain Performance Materials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FCO</text:p>
          </table:table-cell>
          <table:table-cell table:formula="of:=CONCATENATE([.A365];&quot;.JK&quot;)" office:value-type="string" office:string-value="TFCO.JK" calcext:value-type="string">
            <text:p>TFCO.JK</text:p>
          </table:table-cell>
          <table:table-cell office:value-type="string" calcext:value-type="string">
            <text:p><text:s/>Tifieo Fiber Indonesi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GKA</text:p>
          </table:table-cell>
          <table:table-cell table:formula="of:=CONCATENATE([.A366];&quot;.JK&quot;)" office:value-type="string" office:string-value="TGKA.JK" calcext:value-type="string">
            <text:p>TGKA.JK</text:p>
          </table:table-cell>
          <table:table-cell office:value-type="string" calcext:value-type="string">
            <text:p><text:s/>Tigaraksa Satri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GRA</text:p>
          </table:table-cell>
          <table:table-cell table:formula="of:=CONCATENATE([.A367];&quot;.JK&quot;)" office:value-type="string" office:string-value="TGRA.JK" calcext:value-type="string">
            <text:p>TGRA.JK</text:p>
          </table:table-cell>
          <table:table-cell office:value-type="string" calcext:value-type="string">
            <text:p><text:s/>Terregra Asia Energy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NS</text:p>
          </table:table-cell>
          <table:table-cell table:formula="of:=CONCATENATE([.A368];&quot;.JK&quot;)" office:value-type="string" office:string-value="TINS.JK" calcext:value-type="string">
            <text:p>TINS.JK</text:p>
          </table:table-cell>
          <table:table-cell office:value-type="string" calcext:value-type="string">
            <text:p><text:s/>Timah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RT</text:p>
          </table:table-cell>
          <table:table-cell table:formula="of:=CONCATENATE([.A369];&quot;.JK&quot;)" office:value-type="string" office:string-value="TIRT.JK" calcext:value-type="string">
            <text:p>TIRT.JK</text:p>
          </table:table-cell>
          <table:table-cell office:value-type="string" calcext:value-type="string">
            <text:p><text:s/>Tirta Mahakam Resources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LKM</text:p>
          </table:table-cell>
          <table:table-cell table:formula="of:=CONCATENATE([.A370];&quot;.JK&quot;)" office:value-type="string" office:string-value="TLKM.JK" calcext:value-type="string">
            <text:p>TLKM.JK</text:p>
          </table:table-cell>
          <table:table-cell office:value-type="string" calcext:value-type="string">
            <text:p><text:s/>Telekomunikasi Indonesia (Persero)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MAS</text:p>
          </table:table-cell>
          <table:table-cell table:formula="of:=CONCATENATE([.A371];&quot;.JK&quot;)" office:value-type="string" office:string-value="TMAS.JK" calcext:value-type="string">
            <text:p>TMAS.JK</text:p>
          </table:table-cell>
          <table:table-cell office:value-type="string" calcext:value-type="string">
            <text:p><text:s/>Pelayaran Tempuran Emas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MPO</text:p>
          </table:table-cell>
          <table:table-cell table:formula="of:=CONCATENATE([.A372];&quot;.JK&quot;)" office:value-type="string" office:string-value="TMPO.JK" calcext:value-type="string">
            <text:p>TMPO.JK</text:p>
          </table:table-cell>
          <table:table-cell office:value-type="string" calcext:value-type="string">
            <text:p><text:s/>Tempo Intimedi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NCA</text:p>
          </table:table-cell>
          <table:table-cell table:formula="of:=CONCATENATE([.A373];&quot;.JK&quot;)" office:value-type="string" office:string-value="TNCA.JK" calcext:value-type="string">
            <text:p>TNCA.JK</text:p>
          </table:table-cell>
          <table:table-cell office:value-type="string" calcext:value-type="string">
            <text:p><text:s/>Trimuda Nuansa Citr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BA</text:p>
          </table:table-cell>
          <table:table-cell table:formula="of:=CONCATENATE([.A374];&quot;.JK&quot;)" office:value-type="string" office:string-value="TOBA.JK" calcext:value-type="string">
            <text:p>TOBA.JK</text:p>
          </table:table-cell>
          <table:table-cell office:value-type="string" calcext:value-type="string">
            <text:p><text:s/>Toba Bara Sejahtr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PS</text:p>
          </table:table-cell>
          <table:table-cell table:formula="of:=CONCATENATE([.A375];&quot;.JK&quot;)" office:value-type="string" office:string-value="TOPS.JK" calcext:value-type="string">
            <text:p>TOPS.JK</text:p>
          </table:table-cell>
          <table:table-cell office:value-type="string" calcext:value-type="string">
            <text:p><text:s/>Totalindo Eka Persad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TL</text:p>
          </table:table-cell>
          <table:table-cell table:formula="of:=CONCATENATE([.A376];&quot;.JK&quot;)" office:value-type="string" office:string-value="TOTL.JK" calcext:value-type="string">
            <text:p>TOTL.JK</text:p>
          </table:table-cell>
          <table:table-cell office:value-type="string" calcext:value-type="string">
            <text:p><text:s/>Total Bangun Persad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TO</text:p>
          </table:table-cell>
          <table:table-cell table:formula="of:=CONCATENATE([.A377];&quot;.JK&quot;)" office:value-type="string" office:string-value="TOTO.JK" calcext:value-type="string">
            <text:p>TOTO.JK</text:p>
          </table:table-cell>
          <table:table-cell office:value-type="string" calcext:value-type="string">
            <text:p><text:s/>Surya Toto Indonesi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PIA</text:p>
          </table:table-cell>
          <table:table-cell table:formula="of:=CONCATENATE([.A378];&quot;.JK&quot;)" office:value-type="string" office:string-value="TPIA.JK" calcext:value-type="string">
            <text:p>TPIA.JK</text:p>
          </table:table-cell>
          <table:table-cell office:value-type="string" calcext:value-type="string">
            <text:p><text:s/>Chandra Asri Petrochemical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PMA</text:p>
          </table:table-cell>
          <table:table-cell table:formula="of:=CONCATENATE([.A379];&quot;.JK&quot;)" office:value-type="string" office:string-value="TPMA.JK" calcext:value-type="string">
            <text:p>TPMA.JK</text:p>
          </table:table-cell>
          <table:table-cell office:value-type="string" calcext:value-type="string">
            <text:p><text:s/>Trans Power Marine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AM</text:p>
          </table:table-cell>
          <table:table-cell table:formula="of:=CONCATENATE([.A380];&quot;.JK&quot;)" office:value-type="string" office:string-value="TRAM.JK" calcext:value-type="string">
            <text:p>TRAM.JK</text:p>
          </table:table-cell>
          <table:table-cell office:value-type="string" calcext:value-type="string">
            <text:p><text:s/>Trada A lam Miner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IL</text:p>
          </table:table-cell>
          <table:table-cell table:formula="of:=CONCATENATE([.A381];&quot;.JK&quot;)" office:value-type="string" office:string-value="TRIL.JK" calcext:value-type="string">
            <text:p>TRIL.JK</text:p>
          </table:table-cell>
          <table:table-cell office:value-type="string" calcext:value-type="string">
            <text:p><text:s/>Triwira Insanlestari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IS</text:p>
          </table:table-cell>
          <table:table-cell table:formula="of:=CONCATENATE([.A382];&quot;.JK&quot;)" office:value-type="string" office:string-value="TRIS.JK" calcext:value-type="string">
            <text:p>TRIS.JK</text:p>
          </table:table-cell>
          <table:table-cell office:value-type="string" calcext:value-type="string">
            <text:p><text:s/>Trisula International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ST</text:p>
          </table:table-cell>
          <table:table-cell table:formula="of:=CONCATENATE([.A383];&quot;.JK&quot;)" office:value-type="string" office:string-value="TRST.JK" calcext:value-type="string">
            <text:p>TRST.JK</text:p>
          </table:table-cell>
          <table:table-cell office:value-type="string" calcext:value-type="string">
            <text:p><text:s/>Trias Sentos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UK</text:p>
          </table:table-cell>
          <table:table-cell table:formula="of:=CONCATENATE([.A384];&quot;.JK&quot;)" office:value-type="string" office:string-value="TRUK.JK" calcext:value-type="string">
            <text:p>TRUK.JK</text:p>
          </table:table-cell>
          <table:table-cell office:value-type="string" calcext:value-type="string">
            <text:p><text:s/>Guna Timur Ray 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SPC</text:p>
          </table:table-cell>
          <table:table-cell table:formula="of:=CONCATENATE([.A385];&quot;.JK&quot;)" office:value-type="string" office:string-value="TSPC.JK" calcext:value-type="string">
            <text:p>TSPC.JK</text:p>
          </table:table-cell>
          <table:table-cell office:value-type="string" calcext:value-type="string">
            <text:p><text:s/>Tempo Scan Pacific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URI</text:p>
          </table:table-cell>
          <table:table-cell table:formula="of:=CONCATENATE([.A386];&quot;.JK&quot;)" office:value-type="string" office:string-value="TURI.JK" calcext:value-type="string">
            <text:p>TURI.JK</text:p>
          </table:table-cell>
          <table:table-cell office:value-type="string" calcext:value-type="string">
            <text:p><text:s/>Tunas Ridean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LTJ</text:p>
          </table:table-cell>
          <table:table-cell table:formula="of:=CONCATENATE([.A387];&quot;.JK&quot;)" office:value-type="string" office:string-value="ULTJ.JK" calcext:value-type="string">
            <text:p>ULTJ.JK</text:p>
          </table:table-cell>
          <table:table-cell office:value-type="string" calcext:value-type="string">
            <text:p><text:s/>Ultra Jaya Milk Industry &amp; Trading Company,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IC</text:p>
          </table:table-cell>
          <table:table-cell table:formula="of:=CONCATENATE([.A388];&quot;.JK&quot;)" office:value-type="string" office:string-value="UNIC.JK" calcext:value-type="string">
            <text:p>UNIC.JK</text:p>
          </table:table-cell>
          <table:table-cell office:value-type="string" calcext:value-type="string">
            <text:p><text:s/>Unggul Indah Cahay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IT</text:p>
          </table:table-cell>
          <table:table-cell table:formula="of:=CONCATENATE([.A389];&quot;.JK&quot;)" office:value-type="string" office:string-value="UNIT.JK" calcext:value-type="string">
            <text:p>UNIT.JK</text:p>
          </table:table-cell>
          <table:table-cell office:value-type="string" calcext:value-type="string">
            <text:p><text:s/>Nusantara Inti Corpor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TR</text:p>
          </table:table-cell>
          <table:table-cell table:formula="of:=CONCATENATE([.A390];&quot;.JK&quot;)" office:value-type="string" office:string-value="UNTR.JK" calcext:value-type="string">
            <text:p>UNTR.JK</text:p>
          </table:table-cell>
          <table:table-cell office:value-type="string" calcext:value-type="string">
            <text:p><text:s/>United Tractors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VR</text:p>
          </table:table-cell>
          <table:table-cell table:formula="of:=CONCATENATE([.A391];&quot;.JK&quot;)" office:value-type="string" office:string-value="UNVR.JK" calcext:value-type="string">
            <text:p>UNVR.JK</text:p>
          </table:table-cell>
          <table:table-cell office:value-type="string" calcext:value-type="string">
            <text:p><text:s/>Unilever Indonesi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RBN</text:p>
          </table:table-cell>
          <table:table-cell table:formula="of:=CONCATENATE([.A392];&quot;.JK&quot;)" office:value-type="string" office:string-value="URBN.JK" calcext:value-type="string">
            <text:p>URBN.JK</text:p>
          </table:table-cell>
          <table:table-cell office:value-type="string" calcext:value-type="string">
            <text:p><text:s/>Urban Jakarta Propertindo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KS</text:p>
          </table:table-cell>
          <table:table-cell table:formula="of:=CONCATENATE([.A393];&quot;.JK&quot;)" office:value-type="string" office:string-value="VOKS.JK" calcext:value-type="string">
            <text:p>VOKS.JK</text:p>
          </table:table-cell>
          <table:table-cell office:value-type="string" calcext:value-type="string">
            <text:p><text:s/>Voksel Electric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PO</text:p>
          </table:table-cell>
          <table:table-cell table:formula="of:=CONCATENATE([.A394];&quot;.JK&quot;)" office:value-type="string" office:string-value="WAPO.JK" calcext:value-type="string">
            <text:p>WAPO.JK</text:p>
          </table:table-cell>
          <table:table-cell office:value-type="string" calcext:value-type="string">
            <text:p><text:s/>Wahana Pronatural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EGE</text:p>
          </table:table-cell>
          <table:table-cell table:formula="of:=CONCATENATE([.A395];&quot;.JK&quot;)" office:value-type="string" office:string-value="WEGE.JK" calcext:value-type="string">
            <text:p>WEGE.JK</text:p>
          </table:table-cell>
          <table:table-cell office:value-type="string" calcext:value-type="string">
            <text:p><text:s/>Wijaya Karya Bangunan Gedung Tbk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EHA</text:p>
          </table:table-cell>
          <table:table-cell table:formula="of:=CONCATENATE([.A396];&quot;.JK&quot;)" office:value-type="string" office:string-value="WEHA.JK" calcext:value-type="string">
            <text:p>WEHA.JK</text:p>
          </table:table-cell>
          <table:table-cell office:value-type="string" calcext:value-type="string">
            <text:p><text:s/>WEHA Transportasi Indonesi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CO</text:p>
          </table:table-cell>
          <table:table-cell table:formula="of:=CONCATENATE([.A397];&quot;.JK&quot;)" office:value-type="string" office:string-value="WICO.JK" calcext:value-type="string">
            <text:p>WICO.JK</text:p>
          </table:table-cell>
          <table:table-cell office:value-type="string" calcext:value-type="string">
            <text:p><text:s/>Wicaksana Overseas International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KA</text:p>
          </table:table-cell>
          <table:table-cell table:formula="of:=CONCATENATE([.A398];&quot;.JK&quot;)" office:value-type="string" office:string-value="WIKA.JK" calcext:value-type="string">
            <text:p>WIKA.JK</text:p>
          </table:table-cell>
          <table:table-cell office:value-type="string" calcext:value-type="string">
            <text:p><text:s/>Wijaya Karya (Persero)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NS</text:p>
          </table:table-cell>
          <table:table-cell table:formula="of:=CONCATENATE([.A399];&quot;.JK&quot;)" office:value-type="string" office:string-value="WINS.JK" calcext:value-type="string">
            <text:p>WINS.JK</text:p>
          </table:table-cell>
          <table:table-cell office:value-type="string" calcext:value-type="string">
            <text:p><text:s/>Wintermar Offshore Marine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OOD</text:p>
          </table:table-cell>
          <table:table-cell table:formula="of:=CONCATENATE([.A400];&quot;.JK&quot;)" office:value-type="string" office:string-value="WOOD.JK" calcext:value-type="string">
            <text:p>WOOD.JK</text:p>
          </table:table-cell>
          <table:table-cell office:value-type="string" calcext:value-type="string">
            <text:p><text:s/>Integra Indocabinet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SBP</text:p>
          </table:table-cell>
          <table:table-cell table:formula="of:=CONCATENATE([.A401];&quot;.JK&quot;)" office:value-type="string" office:string-value="WSBP.JK" calcext:value-type="string">
            <text:p>WSBP.JK</text:p>
          </table:table-cell>
          <table:table-cell office:value-type="string" calcext:value-type="string">
            <text:p><text:s/>Waskita Beton Precast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TON</text:p>
          </table:table-cell>
          <table:table-cell table:formula="of:=CONCATENATE([.A402];&quot;.JK&quot;)" office:value-type="string" office:string-value="WTON.JK" calcext:value-type="string">
            <text:p>WTON.JK</text:p>
          </table:table-cell>
          <table:table-cell office:value-type="string" calcext:value-type="string">
            <text:p><text:s/>Wijaya Karya Beton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ELO</text:p>
          </table:table-cell>
          <table:table-cell table:formula="of:=CONCATENATE([.A403];&quot;.JK&quot;)" office:value-type="string" office:string-value="YELO.JK" calcext:value-type="string">
            <text:p>YELO.JK</text:p>
          </table:table-cell>
          <table:table-cell office:value-type="string" calcext:value-type="string">
            <text:p><text:s/>Yelooo Integra Datanet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BRA</text:p>
          </table:table-cell>
          <table:table-cell table:formula="of:=CONCATENATE([.A404];&quot;.JK&quot;)" office:value-type="string" office:string-value="ZBRA.JK" calcext:value-type="string">
            <text:p>ZBRA.JK</text:p>
          </table:table-cell>
          <table:table-cell office:value-type="string" calcext:value-type="string">
            <text:p><text:s/>Zebra Nusantar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INC</text:p>
          </table:table-cell>
          <table:table-cell table:formula="of:=CONCATENATE([.A405];&quot;.JK&quot;)" office:value-type="string" office:string-value="ZINC.JK" calcext:value-type="string">
            <text:p>ZINC.JK</text:p>
          </table:table-cell>
          <table:table-cell office:value-type="string" calcext:value-type="string">
            <text:p><text:s/>Kapuas Prima Coal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ONE</text:p>
          </table:table-cell>
          <table:table-cell table:formula="of:=CONCATENATE([.A406];&quot;.JK&quot;)" office:value-type="string" office:string-value="ZONE.JK" calcext:value-type="string">
            <text:p>ZONE.JK</text:p>
          </table:table-cell>
          <table:table-cell office:value-type="string" calcext:value-type="string">
            <text:p><text:s/>Mega Perintis Tbk. </text:p>
          </table:table-cell>
          <table:table-cell table:number-columns-repeated="1021"/>
        </table:table-row>
        <table:table-row table:style-name="ro1" table:number-rows-repeated="10481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 available" table:style-name="ta1">
        <table:table-column table:style-name="co1" table:number-columns-repeated="1024" table:default-cell-style-name="ce2"/>
        <table:table-row table:style-name="ro1">
          <table:table-cell office:value-type="string" calcext:value-type="string">
            <text:p>GMCW</text:p>
          </table:table-cell>
          <table:table-cell table:formula="of:=CONCATENATE([.A1];&quot;.JK&quot;)" office:value-type="string" office:string-value="GMCW.JK" calcext:value-type="string">
            <text:p>GMCW.JK</text:p>
          </table:table-cell>
          <table:table-cell office:value-type="string" calcext:value-type="string">
            <text:p><text:s/>Grahamas Citrawisata Tb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CGP</text:p>
          </table:table-cell>
          <table:table-cell table:formula="of:=CONCATENATE([.A2];&quot;.JK&quot;)" office:value-type="string" office:string-value="LCGP.JK" calcext:value-type="string">
            <text:p>LCGP.JK</text:p>
          </table:table-cell>
          <table:table-cell office:value-type="string" calcext:value-type="string">
            <text:p><text:s/>Eureka Prima Jakarta Tbk.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4">00/00/0000</text:date>, <text:time style:data-style-name="N2" text:time-value="23:21:59.3149461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4T16:54:03.621609165</meta:creation-date>
    <dc:date>2019-08-24T23:22:19.435025911</dc:date>
    <meta:editing-duration>PT11M49S</meta:editing-duration>
    <meta:editing-cycles>13</meta:editing-cycles>
    <meta:generator>LibreOffice/6.2.5.2$Linux_X86_64 LibreOffice_project/1ec314fa52f458adc18c4f025c545a4e8b22c159</meta:generator>
    <meta:document-statistic meta:table-count="2" meta:cell-count="1224" meta:object-count="0"/>
  </office:meta>
</office:document-meta>
</file>